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nux Biolinum G" svg:font-family="'Linux Biolinum G'" style:font-adornments="Norma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00%" fo:text-align="start" style:justify-single-word="false"/>
      <style:text-properties fo:language="it" fo:country="IT" fo:font-style="normal" style:text-underline-style="none" officeooo:rsid="0002fa03" style:font-style-asian="normal" style:font-style-complex="normal"/>
    </style:style>
    <style:style style:name="P2" style:family="paragraph" style:parent-style-name="Text_20_body">
      <style:paragraph-properties fo:line-height="100%" fo:text-align="start" style:justify-single-word="false"/>
      <style:text-properties fo:language="it" fo:country="IT" fo:font-style="normal" style:text-underline-style="none" officeooo:rsid="000dd078" officeooo:paragraph-rsid="000dd078" style:font-style-asian="normal" style:font-style-complex="normal"/>
    </style:style>
    <style:style style:name="P3" style:family="paragraph" style:parent-style-name="Text_20_body">
      <style:text-properties fo:language="it" fo:country="IT" fo:font-style="normal" officeooo:rsid="004893e3" style:font-style-asian="normal" style:font-style-complex="normal"/>
    </style:style>
    <style:style style:name="P4" style:family="paragraph" style:parent-style-name="Text_20_body">
      <style:text-properties fo:language="it" fo:country="IT" officeooo:rsid="003e35fe" officeooo:paragraph-rsid="00509a14"/>
    </style:style>
    <style:style style:name="P5" style:family="paragraph" style:parent-style-name="Text_20_body">
      <style:text-properties fo:language="it" fo:country="IT" officeooo:rsid="00530e41" officeooo:paragraph-rsid="00530e41"/>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italic" officeooo:paragraph-rsid="00126a2d" style:font-style-asian="italic" style:font-style-complex="italic"/>
    </style:style>
    <style:style style:name="P8" style:family="paragraph" style:parent-style-name="Text_20_body">
      <style:text-properties fo:font-style="italic" officeooo:paragraph-rsid="00218ee9" style:font-style-asian="italic" style:font-style-complex="italic"/>
    </style:style>
    <style:style style:name="P9" style:family="paragraph" style:parent-style-name="Text_20_body">
      <style:text-properties officeooo:rsid="00218ee9" officeooo:paragraph-rsid="00218ee9"/>
    </style:style>
    <style:style style:name="P10" style:family="paragraph" style:parent-style-name="Text_20_body">
      <style:text-properties fo:font-style="normal" officeooo:rsid="00218ee9" officeooo:paragraph-rsid="00218ee9" style:font-style-asian="normal" style:font-style-complex="normal"/>
    </style:style>
    <style:style style:name="P11" style:family="paragraph" style:parent-style-name="Text_20_body">
      <style:text-properties officeooo:rsid="003e35fe" officeooo:paragraph-rsid="003e35fe"/>
    </style:style>
    <style:style style:name="P12" style:family="paragraph" style:parent-style-name="Text_20_body">
      <style:text-properties officeooo:rsid="004893e3" officeooo:paragraph-rsid="004893e3"/>
    </style:style>
    <style:style style:name="P13" style:family="paragraph" style:parent-style-name="Text_20_body">
      <style:text-properties officeooo:paragraph-rsid="00530e41"/>
    </style:style>
    <style:style style:name="P14" style:family="paragraph" style:parent-style-name="Text_20_body">
      <style:paragraph-properties fo:margin-top="0cm" fo:margin-bottom="0cm" style:contextual-spacing="false" fo:line-height="100%" fo:text-align="start" style:justify-single-word="false"/>
      <style:text-properties fo:language="it" fo:country="IT" officeooo:paragraph-rsid="0002fa03"/>
    </style:style>
    <style:style style:name="P15" style:family="paragraph" style:parent-style-name="Text_20_body">
      <style:paragraph-properties fo:margin-top="0cm" fo:margin-bottom="0cm" style:contextual-spacing="false" fo:line-height="100%" fo:text-align="start" style:justify-single-word="false"/>
      <style:text-properties fo:language="it" fo:country="IT" fo:font-style="normal" style:text-underline-style="none" officeooo:rsid="0002fa03" officeooo:paragraph-rsid="0002fa03" style:font-style-asian="normal" style:font-style-complex="normal"/>
    </style:style>
    <style:style style:name="P16" style:family="paragraph" style:parent-style-name="Standard">
      <style:paragraph-properties fo:line-height="100%" fo:text-align="start" style:justify-single-word="false"/>
      <style:text-properties fo:language="it" fo:country="IT" officeooo:rsid="0002fa03" officeooo:paragraph-rsid="0002fa03"/>
    </style:style>
    <style:style style:name="P17" style:family="paragraph" style:parent-style-name="Standard">
      <style:text-properties fo:language="it" fo:country="IT" officeooo:rsid="0002fa03" officeooo:paragraph-rsid="0002b929"/>
    </style:style>
    <style:style style:name="P18" style:family="paragraph" style:parent-style-name="Standard">
      <style:paragraph-properties fo:line-height="100%" fo:text-align="start" style:justify-single-word="false"/>
      <style:text-properties fo:language="it" fo:country="IT" officeooo:rsid="000a6286" officeooo:paragraph-rsid="000a6286"/>
    </style:style>
    <style:style style:name="P19" style:family="paragraph" style:parent-style-name="Standard">
      <style:text-properties fo:language="it" fo:country="IT" officeooo:rsid="0002b929" officeooo:paragraph-rsid="0002b929"/>
    </style:style>
    <style:style style:name="P20" style:family="paragraph" style:parent-style-name="Standard">
      <style:text-properties fo:language="it" fo:country="IT" officeooo:rsid="0002b929" officeooo:paragraph-rsid="00405486"/>
    </style:style>
    <style:style style:name="P21" style:family="paragraph" style:parent-style-name="Standard">
      <style:text-properties fo:language="it" fo:country="IT" officeooo:paragraph-rsid="0001f476"/>
    </style:style>
    <style:style style:name="P22" style:family="paragraph" style:parent-style-name="Standard">
      <style:text-properties fo:language="it" fo:country="IT" officeooo:rsid="000e0f79" officeooo:paragraph-rsid="000e0f79"/>
    </style:style>
    <style:style style:name="P23" style:family="paragraph" style:parent-style-name="Standard">
      <style:text-properties fo:language="it" fo:country="IT" officeooo:rsid="0001f476" officeooo:paragraph-rsid="0001f476"/>
    </style:style>
    <style:style style:name="P24" style:family="paragraph" style:parent-style-name="Standard">
      <style:text-properties fo:language="it" fo:country="IT" officeooo:rsid="0001f476" officeooo:paragraph-rsid="0011fbb6"/>
    </style:style>
    <style:style style:name="P25" style:family="paragraph" style:parent-style-name="Standard">
      <style:text-properties fo:language="it" fo:country="IT" officeooo:rsid="0001f476" officeooo:paragraph-rsid="0002b929"/>
    </style:style>
    <style:style style:name="P26" style:family="paragraph" style:parent-style-name="Standard">
      <style:text-properties fo:language="it" fo:country="IT" officeooo:rsid="0001f476" officeooo:paragraph-rsid="00405486"/>
    </style:style>
    <style:style style:name="P27" style:family="paragraph" style:parent-style-name="Standard">
      <style:text-properties fo:language="it" fo:country="IT" officeooo:rsid="0001f476" officeooo:paragraph-rsid="0046842c"/>
    </style:style>
    <style:style style:name="P28" style:family="paragraph" style:parent-style-name="Standard">
      <style:text-properties fo:language="it" fo:country="IT" officeooo:rsid="0001f476" officeooo:paragraph-rsid="0004772b"/>
    </style:style>
    <style:style style:name="P29" style:family="paragraph" style:parent-style-name="Standard">
      <style:text-properties fo:language="it" fo:country="IT" officeooo:rsid="000ee357" officeooo:paragraph-rsid="000ee357"/>
    </style:style>
    <style:style style:name="P30" style:family="paragraph" style:parent-style-name="Standard">
      <style:text-properties fo:language="it" fo:country="IT" officeooo:rsid="000ef802" officeooo:paragraph-rsid="000ef802"/>
    </style:style>
    <style:style style:name="P31" style:family="paragraph" style:parent-style-name="Standard">
      <style:text-properties fo:language="it" fo:country="IT" officeooo:rsid="00170d1d" officeooo:paragraph-rsid="00170d1d"/>
    </style:style>
    <style:style style:name="P32" style:family="paragraph" style:parent-style-name="Standard">
      <style:text-properties fo:language="it" fo:country="IT" fo:font-style="normal" officeooo:rsid="000ee357" officeooo:paragraph-rsid="000ee357" style:font-style-asian="normal" style:font-style-complex="normal"/>
    </style:style>
    <style:style style:name="P33" style:family="paragraph" style:parent-style-name="Standard">
      <style:text-properties fo:language="it" fo:country="IT" fo:font-style="normal" officeooo:rsid="0010e176" officeooo:paragraph-rsid="0010e176" style:font-style-asian="normal" style:font-style-complex="normal"/>
    </style:style>
    <style:style style:name="P34" style:family="paragraph" style:parent-style-name="Standard">
      <style:text-properties fo:language="it" fo:country="IT" fo:font-style="normal" officeooo:rsid="00126a2d" officeooo:paragraph-rsid="00126a2d" style:font-style-asian="normal" style:font-style-complex="normal"/>
    </style:style>
    <style:style style:name="P35" style:family="paragraph" style:parent-style-name="Standard">
      <style:text-properties fo:language="it" fo:country="IT" fo:font-style="normal" officeooo:rsid="00160c3a" officeooo:paragraph-rsid="00160c3a" style:font-style-asian="normal" style:font-style-complex="normal"/>
    </style:style>
    <style:style style:name="P36" style:family="paragraph" style:parent-style-name="Standard">
      <style:text-properties fo:language="it" fo:country="IT" fo:font-style="normal" officeooo:rsid="001b80fd" officeooo:paragraph-rsid="001b80fd" style:font-style-asian="normal" style:font-style-complex="normal"/>
    </style:style>
    <style:style style:name="P37" style:family="paragraph" style:parent-style-name="Standard">
      <style:text-properties fo:language="it" fo:country="IT" fo:font-style="normal" officeooo:rsid="0022a584" officeooo:paragraph-rsid="0022a584" style:font-style-asian="normal" style:font-style-complex="normal"/>
    </style:style>
    <style:style style:name="P38" style:family="paragraph" style:parent-style-name="Standard">
      <style:text-properties fo:language="it" fo:country="IT" fo:font-style="normal" officeooo:rsid="002efd25" officeooo:paragraph-rsid="002efd25" style:font-style-asian="normal" style:font-style-complex="normal"/>
    </style:style>
    <style:style style:name="P39" style:family="paragraph" style:parent-style-name="Standard">
      <style:text-properties fo:language="it" fo:country="IT" fo:font-style="normal" officeooo:rsid="00345e48" officeooo:paragraph-rsid="00345e48" style:font-style-asian="normal" style:font-style-complex="normal"/>
    </style:style>
    <style:style style:name="P40" style:family="paragraph" style:parent-style-name="Standard">
      <style:text-properties fo:language="it" fo:country="IT" fo:font-style="normal" officeooo:rsid="003c2395" officeooo:paragraph-rsid="003c2395" style:font-style-asian="normal" style:font-style-complex="normal"/>
    </style:style>
    <style:style style:name="P41" style:family="paragraph" style:parent-style-name="Standard">
      <style:text-properties fo:language="it" fo:country="IT" fo:font-style="normal" officeooo:rsid="003fc2e5" officeooo:paragraph-rsid="003fc2e5" style:font-style-asian="normal" style:font-style-complex="normal"/>
    </style:style>
    <style:style style:name="P42" style:family="paragraph" style:parent-style-name="Standard">
      <style:text-properties fo:language="it" fo:country="IT" fo:font-style="normal" officeooo:rsid="003fc2e5" officeooo:paragraph-rsid="00405486" style:font-style-asian="normal" style:font-style-complex="normal"/>
    </style:style>
    <style:style style:name="P43" style:family="paragraph" style:parent-style-name="Standard">
      <style:text-properties fo:language="it" fo:country="IT" fo:font-style="normal" officeooo:rsid="00440f6d" officeooo:paragraph-rsid="0002b929" style:font-style-asian="normal" style:font-style-complex="normal"/>
    </style:style>
    <style:style style:name="P44" style:family="paragraph" style:parent-style-name="Standard">
      <style:text-properties fo:language="it" fo:country="IT" fo:font-style="normal" officeooo:rsid="00440f6d" officeooo:paragraph-rsid="00440f6d" style:font-style-asian="normal" style:font-style-complex="normal"/>
    </style:style>
    <style:style style:name="P45" style:family="paragraph" style:parent-style-name="Standard">
      <style:text-properties fo:language="it" fo:country="IT" fo:font-style="normal" officeooo:rsid="00440f6d" officeooo:paragraph-rsid="00530e41" style:font-style-asian="normal" style:font-style-complex="normal"/>
    </style:style>
    <style:style style:name="P46" style:family="paragraph" style:parent-style-name="Standard">
      <style:text-properties fo:language="it" fo:country="IT" fo:font-style="normal" officeooo:rsid="0046e776" officeooo:paragraph-rsid="0046e776" style:font-style-asian="normal" style:font-style-complex="normal"/>
    </style:style>
    <style:style style:name="P47" style:family="paragraph" style:parent-style-name="Standard">
      <style:text-properties fo:language="it" fo:country="IT" fo:font-style="normal" officeooo:rsid="0046e776" officeooo:paragraph-rsid="004aac1b" style:font-style-asian="normal" style:font-style-complex="normal"/>
    </style:style>
    <style:style style:name="P48" style:family="paragraph" style:parent-style-name="Standard">
      <style:text-properties fo:language="it" fo:country="IT" fo:font-style="normal" officeooo:rsid="004aac1b" officeooo:paragraph-rsid="0046e776" style:font-style-asian="normal" style:font-style-complex="normal"/>
    </style:style>
    <style:style style:name="P49" style:family="paragraph" style:parent-style-name="Standard">
      <style:text-properties fo:language="it" fo:country="IT" fo:font-style="normal" officeooo:rsid="004aac1b" officeooo:paragraph-rsid="004aac1b" style:font-style-asian="normal" style:font-style-complex="normal"/>
    </style:style>
    <style:style style:name="P50" style:family="paragraph" style:parent-style-name="Standard">
      <style:text-properties fo:language="it" fo:country="IT" fo:font-style="normal" officeooo:rsid="0053599c" officeooo:paragraph-rsid="0053599c" style:font-style-asian="normal" style:font-style-complex="normal"/>
    </style:style>
    <style:style style:name="P51" style:family="paragraph" style:parent-style-name="Standard">
      <style:text-properties fo:language="it" fo:country="IT" fo:font-style="normal" officeooo:rsid="0055250a" officeooo:paragraph-rsid="0055250a" style:font-style-asian="normal" style:font-style-complex="normal"/>
    </style:style>
    <style:style style:name="P52" style:family="paragraph" style:parent-style-name="Standard">
      <style:text-properties fo:language="it" fo:country="IT" fo:font-style="normal" officeooo:rsid="005704fc" officeooo:paragraph-rsid="005704fc" style:font-style-asian="normal" style:font-style-complex="normal"/>
    </style:style>
    <style:style style:name="P53" style:family="paragraph" style:parent-style-name="Standard">
      <style:text-properties fo:language="it" fo:country="IT" fo:font-style="normal" officeooo:rsid="005d1d4f" officeooo:paragraph-rsid="005c7eb1" style:font-style-asian="normal" style:font-style-complex="normal"/>
    </style:style>
    <style:style style:name="P54" style:family="paragraph" style:parent-style-name="Standard">
      <style:text-properties fo:language="it" fo:country="IT" fo:font-style="normal" officeooo:rsid="005d1d4f" officeooo:paragraph-rsid="005d1d4f" style:font-style-asian="normal" style:font-style-complex="normal"/>
    </style:style>
    <style:style style:name="P55" style:family="paragraph" style:parent-style-name="Standard">
      <style:text-properties fo:language="it" fo:country="IT" fo:font-style="normal" officeooo:rsid="005d1d4f" officeooo:paragraph-rsid="005d73a8" style:font-style-asian="normal" style:font-style-complex="normal"/>
    </style:style>
    <style:style style:name="P56" style:family="paragraph" style:parent-style-name="Standard">
      <style:text-properties fo:language="it" fo:country="IT" fo:font-style="normal" officeooo:rsid="005d1d4f" officeooo:paragraph-rsid="006e3a61" style:font-style-asian="normal" style:font-style-complex="normal"/>
    </style:style>
    <style:style style:name="P57" style:family="paragraph" style:parent-style-name="Standard">
      <style:text-properties fo:language="it" fo:country="IT" fo:font-style="normal" officeooo:rsid="005ea679" officeooo:paragraph-rsid="005ea679" style:font-style-asian="normal" style:font-style-complex="normal"/>
    </style:style>
    <style:style style:name="P58" style:family="paragraph" style:parent-style-name="Standard">
      <style:text-properties fo:language="it" fo:country="IT" fo:font-style="normal" officeooo:rsid="0068e0d6" officeooo:paragraph-rsid="0068e0d6" style:font-style-asian="normal" style:font-style-complex="normal"/>
    </style:style>
    <style:style style:name="P59" style:family="paragraph" style:parent-style-name="Standard">
      <style:text-properties fo:language="it" fo:country="IT" fo:font-style="normal" officeooo:rsid="0068e0d6" officeooo:paragraph-rsid="006e3a61" style:font-style-asian="normal" style:font-style-complex="normal"/>
    </style:style>
    <style:style style:name="P60" style:family="paragraph" style:parent-style-name="Standard">
      <style:text-properties fo:language="it" fo:country="IT" fo:font-style="normal" officeooo:rsid="006b9200" officeooo:paragraph-rsid="006b9200" style:font-style-asian="normal" style:font-style-complex="normal"/>
    </style:style>
    <style:style style:name="P61" style:family="paragraph" style:parent-style-name="Standard">
      <style:text-properties fo:language="it" fo:country="IT" fo:font-style="normal" officeooo:rsid="006ecc6c" officeooo:paragraph-rsid="006ecc6c" style:font-style-asian="normal" style:font-style-complex="normal"/>
    </style:style>
    <style:style style:name="P62" style:family="paragraph" style:parent-style-name="Standard">
      <style:text-properties fo:language="it" fo:country="IT" fo:font-style="normal" style:text-underline-style="solid" style:text-underline-width="auto" style:text-underline-color="font-color" officeooo:rsid="0010e176" officeooo:paragraph-rsid="001ed4fd" style:font-style-asian="normal" style:font-style-complex="normal"/>
    </style:style>
    <style:style style:name="P63" style:family="paragraph" style:parent-style-name="Standard">
      <style:text-properties fo:language="it" fo:country="IT" officeooo:rsid="0011fbb6" officeooo:paragraph-rsid="0011fbb6"/>
    </style:style>
    <style:style style:name="P64" style:family="paragraph" style:parent-style-name="Standard">
      <style:text-properties fo:language="it" fo:country="IT" officeooo:rsid="001a9af6" officeooo:paragraph-rsid="001a9af6"/>
    </style:style>
    <style:style style:name="P65" style:family="paragraph" style:parent-style-name="Standard">
      <style:text-properties fo:language="it" fo:country="IT" officeooo:rsid="001b80fd" officeooo:paragraph-rsid="001b80fd"/>
    </style:style>
    <style:style style:name="P66" style:family="paragraph" style:parent-style-name="Standard">
      <style:text-properties fo:language="it" fo:country="IT" officeooo:rsid="001babd2" officeooo:paragraph-rsid="001babd2"/>
    </style:style>
    <style:style style:name="P67" style:family="paragraph" style:parent-style-name="Standard">
      <style:text-properties fo:language="it" fo:country="IT" officeooo:rsid="001cff49" officeooo:paragraph-rsid="001cff49"/>
    </style:style>
    <style:style style:name="P68" style:family="paragraph" style:parent-style-name="Standard">
      <style:text-properties fo:language="it" fo:country="IT" officeooo:rsid="00204a0d" officeooo:paragraph-rsid="00204a0d"/>
    </style:style>
    <style:style style:name="P69" style:family="paragraph" style:parent-style-name="Standard">
      <style:text-properties fo:language="it" fo:country="IT" officeooo:rsid="0021f126" officeooo:paragraph-rsid="0021f126"/>
    </style:style>
    <style:style style:name="P70" style:family="paragraph" style:parent-style-name="Standard">
      <style:text-properties fo:language="it" fo:country="IT" officeooo:rsid="000228d8" officeooo:paragraph-rsid="002624be"/>
    </style:style>
    <style:style style:name="P71" style:family="paragraph" style:parent-style-name="Standard">
      <style:text-properties fo:language="it" fo:country="IT" officeooo:rsid="0022a584" officeooo:paragraph-rsid="0022a584"/>
    </style:style>
    <style:style style:name="P72" style:family="paragraph" style:parent-style-name="Standard">
      <style:text-properties fo:language="it" fo:country="IT" officeooo:rsid="0023a66c" officeooo:paragraph-rsid="0023a66c"/>
    </style:style>
    <style:style style:name="P73" style:family="paragraph" style:parent-style-name="Standard">
      <style:text-properties fo:language="it" fo:country="IT" officeooo:rsid="002624be" officeooo:paragraph-rsid="002624be"/>
    </style:style>
    <style:style style:name="P74" style:family="paragraph" style:parent-style-name="Standard">
      <style:text-properties fo:language="it" fo:country="IT" officeooo:rsid="002903d1" officeooo:paragraph-rsid="002903d1"/>
    </style:style>
    <style:style style:name="P75" style:family="paragraph" style:parent-style-name="Standard">
      <style:text-properties fo:language="it" fo:country="IT" officeooo:rsid="00270d99" officeooo:paragraph-rsid="00270d99"/>
    </style:style>
    <style:style style:name="P76" style:family="paragraph" style:parent-style-name="Standard">
      <style:text-properties fo:language="it" fo:country="IT" officeooo:rsid="002d17bc" officeooo:paragraph-rsid="002d17bc"/>
    </style:style>
    <style:style style:name="P77" style:family="paragraph" style:parent-style-name="Standard">
      <style:text-properties fo:language="it" fo:country="IT" officeooo:rsid="0033c7e0" officeooo:paragraph-rsid="0033c7e0"/>
    </style:style>
    <style:style style:name="P78" style:family="paragraph" style:parent-style-name="Standard">
      <style:text-properties fo:language="it" fo:country="IT" officeooo:rsid="00364e5a" officeooo:paragraph-rsid="00364e5a"/>
    </style:style>
    <style:style style:name="P79" style:family="paragraph" style:parent-style-name="Standard">
      <style:text-properties fo:language="it" fo:country="IT" officeooo:rsid="0036c5cd" officeooo:paragraph-rsid="0036c5cd"/>
    </style:style>
    <style:style style:name="P80" style:family="paragraph" style:parent-style-name="Standard">
      <style:text-properties fo:language="it" fo:country="IT" officeooo:rsid="003c2395" officeooo:paragraph-rsid="003c2395"/>
    </style:style>
    <style:style style:name="P81" style:family="paragraph" style:parent-style-name="Standard">
      <style:text-properties fo:language="it" fo:country="IT" officeooo:rsid="0004772b" officeooo:paragraph-rsid="003c2395"/>
    </style:style>
    <style:style style:name="P82" style:family="paragraph" style:parent-style-name="Standard">
      <style:text-properties fo:language="it" fo:country="IT" officeooo:rsid="0004772b" officeooo:paragraph-rsid="00405486"/>
    </style:style>
    <style:style style:name="P83" style:family="paragraph" style:parent-style-name="Standard">
      <style:text-properties fo:language="it" fo:country="IT" officeooo:rsid="003fc2e5" officeooo:paragraph-rsid="003fc2e5"/>
    </style:style>
    <style:style style:name="P84" style:family="paragraph" style:parent-style-name="Standard">
      <style:text-properties fo:language="it" fo:country="IT" officeooo:rsid="003fc2e5" officeooo:paragraph-rsid="00405486"/>
    </style:style>
    <style:style style:name="P85" style:family="paragraph" style:parent-style-name="Standard">
      <style:text-properties fo:language="it" fo:country="IT" officeooo:rsid="0044e348" officeooo:paragraph-rsid="0044e348"/>
    </style:style>
    <style:style style:name="P86" style:family="paragraph" style:parent-style-name="Standard">
      <style:text-properties fo:language="it" fo:country="IT" officeooo:rsid="0044e348" officeooo:paragraph-rsid="0053599c"/>
    </style:style>
    <style:style style:name="P87" style:family="paragraph" style:parent-style-name="Standard">
      <style:text-properties fo:language="it" fo:country="IT" officeooo:rsid="0046842c" officeooo:paragraph-rsid="0046842c"/>
    </style:style>
    <style:style style:name="P88" style:family="paragraph" style:parent-style-name="Standard">
      <style:text-properties fo:language="it" fo:country="IT" officeooo:rsid="0046842c" officeooo:paragraph-rsid="0053599c"/>
    </style:style>
    <style:style style:name="P89" style:family="paragraph" style:parent-style-name="Standard">
      <style:text-properties fo:language="it" fo:country="IT" officeooo:rsid="0046e776" officeooo:paragraph-rsid="0046e776"/>
    </style:style>
    <style:style style:name="P90" style:family="paragraph" style:parent-style-name="Standard">
      <style:text-properties fo:language="it" fo:country="IT" officeooo:rsid="004893e3" officeooo:paragraph-rsid="004893e3"/>
    </style:style>
    <style:style style:name="P91" style:family="paragraph" style:parent-style-name="Standard">
      <style:text-properties fo:language="it" fo:country="IT" officeooo:rsid="004d4936" officeooo:paragraph-rsid="004d4936"/>
    </style:style>
    <style:style style:name="P92" style:family="paragraph" style:parent-style-name="Standard">
      <style:text-properties fo:language="it" fo:country="IT" officeooo:rsid="004ec34a" officeooo:paragraph-rsid="004ec34a"/>
    </style:style>
    <style:style style:name="P93" style:family="paragraph" style:parent-style-name="Standard">
      <style:text-properties fo:language="it" fo:country="IT" officeooo:rsid="0049f960" officeooo:paragraph-rsid="00509a14"/>
    </style:style>
    <style:style style:name="P94" style:family="paragraph" style:parent-style-name="Standard">
      <style:text-properties fo:language="it" fo:country="IT" officeooo:rsid="004aac1b" officeooo:paragraph-rsid="0049f960"/>
    </style:style>
    <style:style style:name="P95" style:family="paragraph" style:parent-style-name="Standard">
      <style:text-properties fo:language="it" fo:country="IT" officeooo:rsid="004aac1b" officeooo:paragraph-rsid="004aac1b"/>
    </style:style>
    <style:style style:name="P96" style:family="paragraph" style:parent-style-name="Standard">
      <style:text-properties fo:language="it" fo:country="IT" officeooo:rsid="004c3bc8" officeooo:paragraph-rsid="004c3bc8"/>
    </style:style>
    <style:style style:name="P97" style:family="paragraph" style:parent-style-name="Standard">
      <style:text-properties fo:language="it" fo:country="IT" officeooo:rsid="00509a14" officeooo:paragraph-rsid="004d4936"/>
    </style:style>
    <style:style style:name="P98" style:family="paragraph" style:parent-style-name="Standard">
      <style:text-properties fo:language="it" fo:country="IT" officeooo:rsid="00509a14" officeooo:paragraph-rsid="00509a14"/>
    </style:style>
    <style:style style:name="P99" style:family="paragraph" style:parent-style-name="Standard">
      <style:text-properties fo:language="it" fo:country="IT" officeooo:rsid="0053599c" officeooo:paragraph-rsid="0053599c"/>
    </style:style>
    <style:style style:name="P100" style:family="paragraph" style:parent-style-name="Standard">
      <style:text-properties fo:language="it" fo:country="IT" officeooo:rsid="0055ec07" officeooo:paragraph-rsid="0055ec07"/>
    </style:style>
    <style:style style:name="P101" style:family="paragraph" style:parent-style-name="Standard">
      <style:text-properties fo:language="it" fo:country="IT" officeooo:rsid="00560edf" officeooo:paragraph-rsid="00560edf"/>
    </style:style>
    <style:style style:name="P102" style:family="paragraph" style:parent-style-name="Standard">
      <style:text-properties fo:language="it" fo:country="IT" officeooo:rsid="005a9e55" officeooo:paragraph-rsid="005a9e55"/>
    </style:style>
    <style:style style:name="P103" style:family="paragraph" style:parent-style-name="Standard">
      <style:text-properties fo:language="it" fo:country="IT" officeooo:rsid="005704fc" officeooo:paragraph-rsid="005704fc"/>
    </style:style>
    <style:style style:name="P104" style:family="paragraph" style:parent-style-name="Standard">
      <style:text-properties fo:language="it" fo:country="IT" officeooo:rsid="005c7eb1" officeooo:paragraph-rsid="005c7eb1"/>
    </style:style>
    <style:style style:name="P105" style:family="paragraph" style:parent-style-name="Standard">
      <style:text-properties fo:language="it" fo:country="IT" officeooo:rsid="005d1d4f" officeooo:paragraph-rsid="005d1d4f"/>
    </style:style>
    <style:style style:name="P106" style:family="paragraph" style:parent-style-name="Standard">
      <style:text-properties fo:language="it" fo:country="IT" officeooo:rsid="005d1d4f" officeooo:paragraph-rsid="006cfaf7"/>
    </style:style>
    <style:style style:name="P107" style:family="paragraph" style:parent-style-name="Standard">
      <style:text-properties fo:language="it" fo:country="IT" officeooo:rsid="00618c99" officeooo:paragraph-rsid="00618c99"/>
    </style:style>
    <style:style style:name="P108" style:family="paragraph" style:parent-style-name="Standard">
      <style:text-properties fo:language="it" fo:country="IT" officeooo:rsid="006bb442" officeooo:paragraph-rsid="006bb442"/>
    </style:style>
    <style:style style:name="P109" style:family="paragraph" style:parent-style-name="Standard">
      <style:text-properties fo:language="it" fo:country="IT" officeooo:rsid="006bb442" officeooo:paragraph-rsid="006bb442" fo:background-color="#e8f2a1"/>
    </style:style>
    <style:style style:name="P110" style:family="paragraph" style:parent-style-name="Standard">
      <style:text-properties fo:language="it" fo:country="IT" officeooo:rsid="006e3a61" officeooo:paragraph-rsid="006e3a61"/>
    </style:style>
    <style:style style:name="P111" style:family="paragraph" style:parent-style-name="Standard">
      <style:text-properties officeooo:paragraph-rsid="00204a0d"/>
    </style:style>
    <style:style style:name="P112" style:family="paragraph" style:parent-style-name="Standard">
      <style:text-properties officeooo:paragraph-rsid="0022a584"/>
    </style:style>
    <style:style style:name="P113" style:family="paragraph" style:parent-style-name="Standard">
      <style:text-properties officeooo:paragraph-rsid="002d17bc"/>
    </style:style>
    <style:style style:name="P114" style:family="paragraph" style:parent-style-name="Standard">
      <style:text-properties officeooo:paragraph-rsid="002624be"/>
    </style:style>
    <style:style style:name="P115" style:family="paragraph" style:parent-style-name="Standard">
      <style:text-properties officeooo:paragraph-rsid="003c2395"/>
    </style:style>
    <style:style style:name="P116" style:family="paragraph" style:parent-style-name="Standard">
      <style:text-properties officeooo:paragraph-rsid="0002b929"/>
    </style:style>
    <style:style style:name="P117" style:family="paragraph" style:parent-style-name="Standard">
      <style:text-properties officeooo:paragraph-rsid="003fc2e5"/>
    </style:style>
    <style:style style:name="P118" style:family="paragraph" style:parent-style-name="Standard">
      <style:text-properties fo:font-size="18pt" fo:language="it" fo:country="IT" officeooo:rsid="00405486" officeooo:paragraph-rsid="00405486" fo:background-color="#ff5429" style:font-size-asian="18pt" style:font-size-complex="18pt"/>
    </style:style>
    <style:style style:name="P119" style:family="paragraph" style:parent-style-name="Standard">
      <style:text-properties officeooo:paragraph-rsid="00405486"/>
    </style:style>
    <style:style style:name="P120" style:family="paragraph" style:parent-style-name="Standard">
      <style:text-properties officeooo:rsid="00440f6d" officeooo:paragraph-rsid="00440f6d"/>
    </style:style>
    <style:style style:name="P121" style:family="paragraph" style:parent-style-name="Standard">
      <style:text-properties officeooo:rsid="00440f6d" officeooo:paragraph-rsid="00530e41"/>
    </style:style>
    <style:style style:name="P122" style:family="paragraph" style:parent-style-name="Standard">
      <style:text-properties officeooo:paragraph-rsid="0044e348"/>
    </style:style>
    <style:style style:name="P123" style:family="paragraph" style:parent-style-name="Standard">
      <style:text-properties officeooo:paragraph-rsid="0001f476"/>
    </style:style>
    <style:style style:name="P124" style:family="paragraph" style:parent-style-name="Standard">
      <style:text-properties officeooo:paragraph-rsid="0046e776"/>
    </style:style>
    <style:style style:name="P125" style:family="paragraph" style:parent-style-name="Standard">
      <style:text-properties officeooo:paragraph-rsid="004893e3"/>
    </style:style>
    <style:style style:name="P126" style:family="paragraph" style:parent-style-name="Standard">
      <style:text-properties officeooo:rsid="0049f960" officeooo:paragraph-rsid="0049f960"/>
    </style:style>
    <style:style style:name="P127" style:family="paragraph" style:parent-style-name="Standard">
      <style:text-properties officeooo:paragraph-rsid="0049f960"/>
    </style:style>
    <style:style style:name="P128" style:family="paragraph" style:parent-style-name="Standard">
      <style:text-properties officeooo:rsid="004c3bc8" officeooo:paragraph-rsid="004c3bc8"/>
    </style:style>
    <style:style style:name="P129" style:family="paragraph" style:parent-style-name="Standard">
      <style:text-properties officeooo:rsid="004d4936" officeooo:paragraph-rsid="004d4936"/>
    </style:style>
    <style:style style:name="P130" style:family="paragraph" style:parent-style-name="Standard">
      <style:text-properties officeooo:paragraph-rsid="0036c5cd"/>
    </style:style>
    <style:style style:name="P131" style:family="paragraph" style:parent-style-name="Standard">
      <style:text-properties officeooo:paragraph-rsid="004ec34a"/>
    </style:style>
    <style:style style:name="P132" style:family="paragraph" style:parent-style-name="Standard">
      <style:text-properties officeooo:paragraph-rsid="00509a14"/>
    </style:style>
    <style:style style:name="P133" style:family="paragraph" style:parent-style-name="Standard">
      <style:text-properties officeooo:paragraph-rsid="00530e41"/>
    </style:style>
    <style:style style:name="P134" style:family="paragraph" style:parent-style-name="Standard">
      <style:text-properties officeooo:paragraph-rsid="0053599c"/>
    </style:style>
    <style:style style:name="P135" style:family="paragraph" style:parent-style-name="Standard">
      <style:text-properties officeooo:rsid="0053599c" officeooo:paragraph-rsid="0053599c"/>
    </style:style>
    <style:style style:name="P136" style:family="paragraph" style:parent-style-name="Standard">
      <style:text-properties officeooo:paragraph-rsid="004d4936"/>
    </style:style>
    <style:style style:name="P137" style:family="paragraph" style:parent-style-name="Standard">
      <style:text-properties officeooo:rsid="005d1d4f" officeooo:paragraph-rsid="005d73a8"/>
    </style:style>
    <style:style style:name="P138" style:family="paragraph" style:parent-style-name="Standard">
      <style:text-properties officeooo:paragraph-rsid="005d1d4f"/>
    </style:style>
    <style:style style:name="P139" style:family="paragraph" style:parent-style-name="Standard">
      <style:text-properties officeooo:paragraph-rsid="005a9e55"/>
    </style:style>
    <style:style style:name="P140" style:family="paragraph" style:parent-style-name="Standard">
      <style:text-properties officeooo:paragraph-rsid="005704fc"/>
    </style:style>
    <style:style style:name="P141" style:family="paragraph" style:parent-style-name="Standard">
      <style:text-properties officeooo:paragraph-rsid="002903d1"/>
    </style:style>
    <style:style style:name="P142" style:family="paragraph" style:parent-style-name="Standard">
      <style:text-properties officeooo:paragraph-rsid="0033c7e0"/>
    </style:style>
    <style:style style:name="P143" style:family="paragraph" style:parent-style-name="Standard">
      <style:text-properties fo:color="#c9211e" loext:opacity="100%" fo:language="it" fo:country="IT" fo:font-style="normal" officeooo:rsid="005ea679" officeooo:paragraph-rsid="005ea679" style:font-style-asian="normal" style:font-style-complex="normal"/>
    </style:style>
    <style:style style:name="P144" style:family="paragraph" style:parent-style-name="Standard">
      <style:text-properties fo:color="#c9211e" loext:opacity="100%" fo:language="it" fo:country="IT" fo:font-style="normal" officeooo:rsid="005fe816" officeooo:paragraph-rsid="006353bb" style:font-style-asian="normal" style:font-style-complex="normal"/>
    </style:style>
    <style:style style:name="P145" style:family="paragraph" style:parent-style-name="Standard">
      <style:text-properties fo:color="#c9211e" loext:opacity="100%" fo:language="it" fo:country="IT" fo:font-style="normal" officeooo:rsid="006353bb" officeooo:paragraph-rsid="006353bb" style:font-style-asian="normal" style:font-style-complex="normal"/>
    </style:style>
    <style:style style:name="P146" style:family="paragraph" style:parent-style-name="Standard">
      <style:text-properties fo:color="#c9211e" loext:opacity="100%" fo:language="it" fo:country="IT" fo:font-style="normal" officeooo:rsid="006b7a29" officeooo:paragraph-rsid="006b7a29" style:font-style-asian="normal" style:font-style-complex="normal"/>
    </style:style>
    <style:style style:name="P147" style:family="paragraph" style:parent-style-name="Standard">
      <style:text-properties fo:color="#c9211e" loext:opacity="100%" fo:language="it" fo:country="IT" fo:font-style="normal" officeooo:rsid="006b9200" officeooo:paragraph-rsid="006b9200" style:font-style-asian="normal" style:font-style-complex="normal"/>
    </style:style>
    <style:style style:name="P148" style:family="paragraph" style:parent-style-name="Standard">
      <style:text-properties fo:color="#c9211e" loext:opacity="100%" fo:language="it" fo:country="IT" fo:font-style="normal" officeooo:rsid="006cfaf7" officeooo:paragraph-rsid="006cfaf7" style:font-style-asian="normal" style:font-style-complex="normal"/>
    </style:style>
    <style:style style:name="P149" style:family="paragraph" style:parent-style-name="Standard">
      <style:text-properties fo:color="#c9211e" loext:opacity="100%" fo:language="it" fo:country="IT" fo:font-style="normal" officeooo:rsid="005d1d4f" officeooo:paragraph-rsid="005d1d4f" style:font-style-asian="normal" style:font-style-complex="normal"/>
    </style:style>
    <style:style style:name="P150" style:family="paragraph" style:parent-style-name="Standard">
      <style:text-properties fo:color="#c9211e" loext:opacity="100%" officeooo:rsid="005ea679" officeooo:paragraph-rsid="005ea679"/>
    </style:style>
    <style:style style:name="P151" style:family="paragraph" style:parent-style-name="Standard">
      <style:text-properties fo:color="#c9211e" loext:opacity="100%" officeooo:paragraph-rsid="006353bb"/>
    </style:style>
    <style:style style:name="P152" style:family="paragraph" style:parent-style-name="Standard">
      <style:text-properties fo:color="#c9211e" loext:opacity="100%" officeooo:rsid="005fe816" officeooo:paragraph-rsid="005fe816"/>
    </style:style>
    <style:style style:name="P153" style:family="paragraph" style:parent-style-name="Standard">
      <style:text-properties fo:color="#c9211e" loext:opacity="100%" officeooo:paragraph-rsid="006b7a29"/>
    </style:style>
    <style:style style:name="P154" style:family="paragraph" style:parent-style-name="Standard">
      <style:text-properties fo:color="#c9211e" loext:opacity="100%" officeooo:paragraph-rsid="006cfaf7"/>
    </style:style>
    <style:style style:name="P155" style:family="paragraph" style:parent-style-name="Standard">
      <style:text-properties officeooo:rsid="005ea679" officeooo:paragraph-rsid="005ea679"/>
    </style:style>
    <style:style style:name="P156" style:family="paragraph" style:parent-style-name="Standard">
      <style:text-properties style:use-window-font-color="true" loext:opacity="0%" fo:language="it" fo:country="IT" officeooo:rsid="00618c99" officeooo:paragraph-rsid="00618c99"/>
    </style:style>
    <style:style style:name="P157" style:family="paragraph" style:parent-style-name="Standard">
      <style:text-properties style:use-window-font-color="true" loext:opacity="0%" fo:language="it" fo:country="IT" officeooo:rsid="00688b8e" officeooo:paragraph-rsid="00688b8e"/>
    </style:style>
    <style:style style:name="P158" style:family="paragraph" style:parent-style-name="Standard">
      <style:text-properties style:use-window-font-color="true" loext:opacity="0%" fo:language="it" fo:country="IT" officeooo:rsid="005d1d4f" officeooo:paragraph-rsid="005d1d4f"/>
    </style:style>
    <style:style style:name="P159" style:family="paragraph" style:parent-style-name="Standard">
      <style:text-properties style:use-window-font-color="true" loext:opacity="0%" fo:language="it" fo:country="IT" fo:font-style="normal" officeooo:rsid="005d1d4f" officeooo:paragraph-rsid="005d1d4f" style:font-style-asian="normal" style:font-style-complex="normal"/>
    </style:style>
    <style:style style:name="P160" style:family="paragraph" style:parent-style-name="Standard">
      <style:text-properties style:use-window-font-color="true" loext:opacity="0%" fo:language="it" fo:country="IT" fo:font-style="normal" officeooo:rsid="005ea679" officeooo:paragraph-rsid="005ea679" style:font-style-asian="normal" style:font-style-complex="normal"/>
    </style:style>
    <style:style style:name="P161" style:family="paragraph" style:parent-style-name="Standard">
      <style:text-properties style:use-window-font-color="true" loext:opacity="0%" officeooo:paragraph-rsid="005d1d4f"/>
    </style:style>
    <style:style style:name="P162" style:family="paragraph" style:parent-style-name="Standard">
      <style:text-properties officeooo:paragraph-rsid="005ea679"/>
    </style:style>
    <style:style style:name="P163" style:family="paragraph" style:parent-style-name="Standard">
      <style:paragraph-properties fo:break-before="page"/>
      <style:text-properties fo:font-size="18pt" fo:language="it" fo:country="IT" officeooo:rsid="00405486" officeooo:paragraph-rsid="00405486" fo:background-color="#ff5429" style:font-size-asian="18pt" style:font-size-complex="18pt"/>
    </style:style>
    <style:style style:name="P164" style:family="paragraph" style:parent-style-name="Standard">
      <style:paragraph-properties fo:break-before="page"/>
      <style:text-properties fo:font-size="18pt" fo:language="it" fo:country="IT" officeooo:rsid="00405486" officeooo:paragraph-rsid="00405486" fo:background-color="#5983b0" style:font-size-asian="18pt" style:font-size-complex="18pt"/>
    </style:style>
    <style:style style:name="P165" style:family="paragraph" style:parent-style-name="interazioni_20_particolari_3f_">
      <style:text-properties fo:color="#808080" loext:opacity="100%" fo:language="it" fo:country="IT" fo:font-style="italic" style:text-underline-style="none" fo:font-weight="bold" officeooo:rsid="00218ee9" style:font-style-asian="italic" style:font-weight-asian="bold" style:font-style-complex="italic" style:font-weight-complex="bold"/>
    </style:style>
    <style:style style:name="P166" style:family="paragraph" style:parent-style-name="interazioni_20_particolari_3f_">
      <style:text-properties fo:language="it" fo:country="IT" officeooo:rsid="00530e41" officeooo:paragraph-rsid="00530e41"/>
    </style:style>
    <style:style style:name="P167" style:family="paragraph" style:parent-style-name="interazioni_20_particolari_3f_">
      <style:text-properties officeooo:paragraph-rsid="00405486"/>
    </style:style>
    <style:style style:name="P168" style:family="paragraph" style:parent-style-name="interazioni_20_particolari_3f_">
      <style:text-properties officeooo:paragraph-rsid="004160da"/>
    </style:style>
    <style:style style:name="P169" style:family="paragraph" style:parent-style-name="pulsante">
      <style:text-properties officeooo:paragraph-rsid="00405486"/>
    </style:style>
    <style:style style:name="P170" style:family="paragraph" style:parent-style-name="pulsante">
      <style:text-properties officeooo:paragraph-rsid="0046842c"/>
    </style:style>
    <style:style style:name="P171" style:family="paragraph" style:parent-style-name="pulsante">
      <style:text-properties officeooo:paragraph-rsid="0053599c"/>
    </style:style>
    <style:style style:name="P172" style:family="paragraph" style:parent-style-name="pulsante">
      <style:text-properties fo:language="it" fo:country="IT" fo:font-style="normal" officeooo:rsid="003fc2e5" officeooo:paragraph-rsid="00405486" style:font-style-asian="normal" style:font-style-complex="normal"/>
    </style:style>
    <style:style style:name="P173" style:family="paragraph" style:parent-style-name="pulsante">
      <style:text-properties fo:language="it" fo:country="IT" officeooo:rsid="00530e41" officeooo:paragraph-rsid="00530e41"/>
    </style:style>
    <style:style style:name="P174" style:family="paragraph" style:parent-style-name="pulsante">
      <style:text-properties fo:color="#c9211e" loext:opacity="100%"/>
    </style:style>
    <style:style style:name="P175" style:family="paragraph" style:parent-style-name="pulsante">
      <style:text-properties style:use-window-font-color="true" loext:opacity="0%"/>
    </style:style>
    <style:style style:name="P176" style:family="paragraph" style:parent-style-name="Heading_20_3" style:list-style-name=""/>
    <style:style style:name="P177" style:family="paragraph" style:parent-style-name="Heading_20_3" style:list-style-name="">
      <style:text-properties officeooo:paragraph-rsid="00405486"/>
    </style:style>
    <style:style style:name="P178" style:family="paragraph" style:parent-style-name="Heading_20_3" style:list-style-name="">
      <style:text-properties fo:font-weight="bold" style:font-weight-asian="bold" style:font-weight-complex="bold"/>
    </style:style>
    <style:style style:name="P179" style:family="paragraph" style:parent-style-name="Heading_20_3">
      <style:text-properties officeooo:paragraph-rsid="00405486"/>
    </style:style>
    <style:style style:name="P180" style:family="paragraph" style:parent-style-name="Heading_20_3">
      <style:paragraph-properties fo:break-before="page"/>
    </style:style>
    <style:style style:name="P181" style:family="paragraph" style:parent-style-name="Heading_20_3">
      <style:paragraph-properties fo:break-before="page"/>
      <style:text-properties officeooo:paragraph-rsid="00405486"/>
    </style:style>
    <style:style style:name="T1" style:family="text">
      <style:text-properties officeooo:rsid="000228d8"/>
    </style:style>
    <style:style style:name="T2" style:family="text">
      <style:text-properties officeooo:rsid="0002fa03"/>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officeooo:rsid="0002fa03" style:font-style-asian="normal" style:font-style-complex="normal"/>
    </style:style>
    <style:style style:name="T5" style:family="text">
      <style:text-properties fo:font-style="normal" style:font-style-asian="normal" style:font-style-complex="normal"/>
    </style:style>
    <style:style style:name="T6" style:family="text">
      <style:text-properties fo:font-style="normal" officeooo:rsid="00345e48" style:font-style-asian="normal" style:font-style-complex="normal"/>
    </style:style>
    <style:style style:name="T7" style:family="text">
      <style:text-properties fo:font-style="normal" officeooo:rsid="004ec34a" style:font-style-asian="normal" style:font-style-complex="normal"/>
    </style:style>
    <style:style style:name="T8" style:family="text">
      <style:text-properties fo:font-weight="bold" style:font-weight-asian="bold" style:font-weight-complex="bold"/>
    </style:style>
    <style:style style:name="T9" style:family="text">
      <style:text-properties fo:font-weight="bold" officeooo:rsid="000228d8" style:font-weight-asian="bold" style:font-weight-complex="bold"/>
    </style:style>
    <style:style style:name="T10" style:family="text">
      <style:text-properties officeooo:rsid="0004772b"/>
    </style:style>
    <style:style style:name="T11" style:family="text">
      <style:text-properties officeooo:rsid="000a1efc"/>
    </style:style>
    <style:style style:name="T12" style:family="text">
      <style:text-properties officeooo:rsid="000e0f79"/>
    </style:style>
    <style:style style:name="T13" style:family="text">
      <style:text-properties fo:language="it" fo:country="IT"/>
    </style:style>
    <style:style style:name="T14" style:family="text">
      <style:text-properties fo:language="it" fo:country="IT" officeooo:rsid="000e0f79"/>
    </style:style>
    <style:style style:name="T15" style:family="text">
      <style:text-properties fo:language="it" fo:country="IT" officeooo:rsid="000ee357"/>
    </style:style>
    <style:style style:name="T16" style:family="text">
      <style:text-properties fo:language="it" fo:country="IT" fo:font-style="italic" style:font-style-asian="italic" style:font-style-complex="italic"/>
    </style:style>
    <style:style style:name="T17" style:family="text">
      <style:text-properties fo:language="it" fo:country="IT" fo:font-style="italic" officeooo:rsid="0010e176" style:font-style-asian="italic" style:font-style-complex="italic"/>
    </style:style>
    <style:style style:name="T18" style:family="text">
      <style:text-properties fo:language="it" fo:country="IT" fo:font-style="italic" officeooo:rsid="0022a584" style:font-style-asian="italic" style:font-style-complex="italic"/>
    </style:style>
    <style:style style:name="T19" style:family="text">
      <style:text-properties fo:language="it" fo:country="IT" fo:font-style="italic" officeooo:rsid="005704fc" style:font-style-asian="italic" style:font-style-complex="italic"/>
    </style:style>
    <style:style style:name="T20" style:family="text">
      <style:text-properties fo:language="it" fo:country="IT" fo:font-style="normal" style:font-style-asian="normal" style:font-style-complex="normal"/>
    </style:style>
    <style:style style:name="T21" style:family="text">
      <style:text-properties fo:language="it" fo:country="IT" fo:font-style="normal" officeooo:rsid="001cff49" style:font-style-asian="normal" style:font-style-complex="normal"/>
    </style:style>
    <style:style style:name="T22" style:family="text">
      <style:text-properties fo:language="it" fo:country="IT" fo:font-style="normal" officeooo:rsid="001b80fd" style:font-style-asian="normal" style:font-style-complex="normal"/>
    </style:style>
    <style:style style:name="T23" style:family="text">
      <style:text-properties fo:language="it" fo:country="IT" fo:font-style="normal" officeooo:rsid="00204a0d" style:font-style-asian="normal" style:font-style-complex="normal"/>
    </style:style>
    <style:style style:name="T24" style:family="text">
      <style:text-properties fo:language="it" fo:country="IT" fo:font-style="normal" officeooo:rsid="00218ee9" style:font-style-asian="normal" style:font-style-complex="normal"/>
    </style:style>
    <style:style style:name="T25" style:family="text">
      <style:text-properties fo:language="it" fo:country="IT" fo:font-style="normal" officeooo:rsid="0022a584" style:font-style-asian="normal" style:font-style-complex="normal"/>
    </style:style>
    <style:style style:name="T26" style:family="text">
      <style:text-properties fo:language="it" fo:country="IT" fo:font-style="normal" officeooo:rsid="002efd25" style:font-style-asian="normal" style:font-style-complex="normal"/>
    </style:style>
    <style:style style:name="T27" style:family="text">
      <style:text-properties fo:language="it" fo:country="IT" fo:font-style="normal" officeooo:rsid="00320452" style:font-style-asian="normal" style:font-style-complex="normal"/>
    </style:style>
    <style:style style:name="T28" style:family="text">
      <style:text-properties fo:language="it" fo:country="IT" fo:font-style="normal" officeooo:rsid="00321f8c" style:font-style-asian="normal" style:font-style-complex="normal"/>
    </style:style>
    <style:style style:name="T29" style:family="text">
      <style:text-properties fo:language="it" fo:country="IT" fo:font-style="normal" officeooo:rsid="0033c7e0" style:font-style-asian="normal" style:font-style-complex="normal"/>
    </style:style>
    <style:style style:name="T30" style:family="text">
      <style:text-properties fo:language="it" fo:country="IT" fo:font-style="normal" officeooo:rsid="003c2395" style:font-style-asian="normal" style:font-style-complex="normal"/>
    </style:style>
    <style:style style:name="T31" style:family="text">
      <style:text-properties fo:language="it" fo:country="IT" fo:font-style="normal" officeooo:rsid="003df56f" style:font-style-asian="normal" style:font-style-complex="normal"/>
    </style:style>
    <style:style style:name="T32" style:family="text">
      <style:text-properties fo:language="it" fo:country="IT" fo:font-style="normal" officeooo:rsid="003e2055" style:font-style-asian="normal" style:font-style-complex="normal"/>
    </style:style>
    <style:style style:name="T33" style:family="text">
      <style:text-properties fo:language="it" fo:country="IT" fo:font-style="normal" officeooo:rsid="003fc2e5" style:font-style-asian="normal" style:font-style-complex="normal"/>
    </style:style>
    <style:style style:name="T34" style:family="text">
      <style:text-properties fo:language="it" fo:country="IT" fo:font-style="normal" officeooo:rsid="00440f6d" style:font-style-asian="normal" style:font-style-complex="normal"/>
    </style:style>
    <style:style style:name="T35" style:family="text">
      <style:text-properties fo:language="it" fo:country="IT" fo:font-style="normal" officeooo:rsid="0044e348" style:font-style-asian="normal" style:font-style-complex="normal"/>
    </style:style>
    <style:style style:name="T36" style:family="text">
      <style:text-properties fo:language="it" fo:country="IT" fo:font-style="normal" officeooo:rsid="0046842c" style:font-style-asian="normal" style:font-style-complex="normal"/>
    </style:style>
    <style:style style:name="T37" style:family="text">
      <style:text-properties fo:language="it" fo:country="IT" fo:font-style="normal" officeooo:rsid="0046e776" style:font-style-asian="normal" style:font-style-complex="normal"/>
    </style:style>
    <style:style style:name="T38" style:family="text">
      <style:text-properties fo:language="it" fo:country="IT" fo:font-style="normal" officeooo:rsid="004893e3" style:font-style-asian="normal" style:font-style-complex="normal"/>
    </style:style>
    <style:style style:name="T39" style:family="text">
      <style:text-properties fo:language="it" fo:country="IT" fo:font-style="normal" officeooo:rsid="0049f960" style:font-style-asian="normal" style:font-style-complex="normal"/>
    </style:style>
    <style:style style:name="T40" style:family="text">
      <style:text-properties fo:language="it" fo:country="IT" fo:font-style="normal" officeooo:rsid="004aac1b" style:font-style-asian="normal" style:font-style-complex="normal"/>
    </style:style>
    <style:style style:name="T41" style:family="text">
      <style:text-properties fo:language="it" fo:country="IT" fo:font-style="normal" officeooo:rsid="004ec34a" style:font-style-asian="normal" style:font-style-complex="normal"/>
    </style:style>
    <style:style style:name="T42" style:family="text">
      <style:text-properties fo:language="it" fo:country="IT" fo:font-style="normal" officeooo:rsid="00509a14" style:font-style-asian="normal" style:font-style-complex="normal"/>
    </style:style>
    <style:style style:name="T43" style:family="text">
      <style:text-properties fo:language="it" fo:country="IT" fo:font-style="normal" officeooo:rsid="00511593" style:font-style-asian="normal" style:font-style-complex="normal"/>
    </style:style>
    <style:style style:name="T44" style:family="text">
      <style:text-properties fo:language="it" fo:country="IT" fo:font-style="normal" officeooo:rsid="00530e41" style:font-style-asian="normal" style:font-style-complex="normal"/>
    </style:style>
    <style:style style:name="T45" style:family="text">
      <style:text-properties fo:language="it" fo:country="IT" fo:font-style="normal" officeooo:rsid="0053599c" style:font-style-asian="normal" style:font-style-complex="normal"/>
    </style:style>
    <style:style style:name="T46" style:family="text">
      <style:text-properties fo:language="it" fo:country="IT" fo:font-style="normal" officeooo:rsid="0055250a" style:font-style-asian="normal" style:font-style-complex="normal"/>
    </style:style>
    <style:style style:name="T47" style:family="text">
      <style:text-properties fo:language="it" fo:country="IT" fo:font-style="normal" officeooo:rsid="0055ec07" style:font-style-asian="normal" style:font-style-complex="normal"/>
    </style:style>
    <style:style style:name="T48" style:family="text">
      <style:text-properties fo:language="it" fo:country="IT" fo:font-style="normal" officeooo:rsid="005704fc" style:font-style-asian="normal" style:font-style-complex="normal"/>
    </style:style>
    <style:style style:name="T49" style:family="text">
      <style:text-properties fo:language="it" fo:country="IT" fo:font-style="normal" officeooo:rsid="0058fc37" style:font-style-asian="normal" style:font-style-complex="normal"/>
    </style:style>
    <style:style style:name="T50" style:family="text">
      <style:text-properties fo:language="it" fo:country="IT" fo:font-style="normal" officeooo:rsid="005d1d4f" style:font-style-asian="normal" style:font-style-complex="normal"/>
    </style:style>
    <style:style style:name="T51" style:family="text">
      <style:text-properties fo:language="it" fo:country="IT" fo:font-style="normal" officeooo:rsid="005d73a8" style:font-style-asian="normal" style:font-style-complex="normal"/>
    </style:style>
    <style:style style:name="T52" style:family="text">
      <style:text-properties fo:language="it" fo:country="IT" fo:font-style="normal" officeooo:rsid="005ea679" style:font-style-asian="normal" style:font-style-complex="normal"/>
    </style:style>
    <style:style style:name="T53" style:family="text">
      <style:text-properties fo:language="it" fo:country="IT" fo:font-style="normal" officeooo:rsid="005fe816" style:font-style-asian="normal" style:font-style-complex="normal"/>
    </style:style>
    <style:style style:name="T54" style:family="text">
      <style:text-properties fo:language="it" fo:country="IT" fo:font-style="normal" officeooo:rsid="00618c99" style:font-style-asian="normal" style:font-style-complex="normal"/>
    </style:style>
    <style:style style:name="T55" style:family="text">
      <style:text-properties fo:language="it" fo:country="IT" fo:font-style="normal" officeooo:rsid="006353bb" style:font-style-asian="normal" style:font-style-complex="normal"/>
    </style:style>
    <style:style style:name="T56" style:family="text">
      <style:text-properties fo:language="it" fo:country="IT" fo:font-style="normal" officeooo:rsid="006532e2" style:font-style-asian="normal" style:font-style-complex="normal"/>
    </style:style>
    <style:style style:name="T57" style:family="text">
      <style:text-properties fo:language="it" fo:country="IT" fo:font-style="normal" officeooo:rsid="00671d63" style:font-style-asian="normal" style:font-style-complex="normal"/>
    </style:style>
    <style:style style:name="T58" style:family="text">
      <style:text-properties fo:language="it" fo:country="IT" fo:font-style="normal" officeooo:rsid="00679d2d" style:font-style-asian="normal" style:font-style-complex="normal"/>
    </style:style>
    <style:style style:name="T59" style:family="text">
      <style:text-properties fo:language="it" fo:country="IT" fo:font-style="normal" officeooo:rsid="006b7a29" style:font-style-asian="normal" style:font-style-complex="normal"/>
    </style:style>
    <style:style style:name="T60" style:family="text">
      <style:text-properties fo:language="it" fo:country="IT" fo:font-style="normal" officeooo:rsid="006b9200" style:font-style-asian="normal" style:font-style-complex="normal"/>
    </style:style>
    <style:style style:name="T61" style:family="text">
      <style:text-properties fo:language="it" fo:country="IT" fo:font-style="normal" officeooo:rsid="006cfaf7" style:font-style-asian="normal" style:font-style-complex="normal"/>
    </style:style>
    <style:style style:name="T62" style:family="text">
      <style:text-properties fo:language="it" fo:country="IT" fo:font-style="normal" officeooo:rsid="006e3a61" style:font-style-asian="normal" style:font-style-complex="normal"/>
    </style:style>
    <style:style style:name="T63" style:family="text">
      <style:text-properties fo:language="it" fo:country="IT" fo:font-style="normal" officeooo:rsid="0075940f" style:font-style-asian="normal" style:font-style-complex="normal"/>
    </style:style>
    <style:style style:name="T64" style:family="text">
      <style:text-properties fo:language="it" fo:country="IT" fo:font-style="normal" style:text-underline-style="solid" style:text-underline-width="auto" style:text-underline-color="font-color" officeooo:rsid="001cff49" style:font-style-asian="normal" style:font-style-complex="normal"/>
    </style:style>
    <style:style style:name="T65" style:family="text">
      <style:text-properties fo:language="it" fo:country="IT" officeooo:rsid="000ef802"/>
    </style:style>
    <style:style style:name="T66" style:family="text">
      <style:text-properties fo:language="it" fo:country="IT" officeooo:rsid="0010e176"/>
    </style:style>
    <style:style style:name="T67" style:family="text">
      <style:text-properties fo:language="it" fo:country="IT" officeooo:rsid="0011fbb6"/>
    </style:style>
    <style:style style:name="T68" style:family="text">
      <style:text-properties fo:language="it" fo:country="IT" officeooo:rsid="0001f476"/>
    </style:style>
    <style:style style:name="T69" style:family="text">
      <style:text-properties fo:language="it" fo:country="IT" officeooo:rsid="000228d8"/>
    </style:style>
    <style:style style:name="T70" style:family="text">
      <style:text-properties fo:language="it" fo:country="IT" officeooo:rsid="00126a2d"/>
    </style:style>
    <style:style style:name="T71" style:family="text">
      <style:text-properties fo:language="it" fo:country="IT" officeooo:rsid="00170d1d"/>
    </style:style>
    <style:style style:name="T72" style:family="text">
      <style:text-properties fo:language="it" fo:country="IT" officeooo:rsid="001b80fd"/>
    </style:style>
    <style:style style:name="T73" style:family="text">
      <style:text-properties fo:language="it" fo:country="IT" officeooo:rsid="001a9af6"/>
    </style:style>
    <style:style style:name="T74" style:family="text">
      <style:text-properties fo:language="it" fo:country="IT" style:text-underline-style="solid" style:text-underline-width="auto" style:text-underline-color="font-color" officeooo:rsid="000e0f79"/>
    </style:style>
    <style:style style:name="T75" style:family="text">
      <style:text-properties fo:language="it" fo:country="IT" officeooo:rsid="00204a0d"/>
    </style:style>
    <style:style style:name="T76" style:family="text">
      <style:text-properties fo:language="it" fo:country="IT" officeooo:rsid="00218ee9"/>
    </style:style>
    <style:style style:name="T77" style:family="text">
      <style:text-properties fo:language="it" fo:country="IT" officeooo:rsid="0022a584"/>
    </style:style>
    <style:style style:name="T78" style:family="text">
      <style:text-properties fo:language="it" fo:country="IT" officeooo:rsid="0002b929"/>
    </style:style>
    <style:style style:name="T79" style:family="text">
      <style:text-properties fo:language="it" fo:country="IT" officeooo:rsid="0002fa03"/>
    </style:style>
    <style:style style:name="T80" style:family="text">
      <style:text-properties fo:language="it" fo:country="IT" officeooo:rsid="002624be"/>
    </style:style>
    <style:style style:name="T81" style:family="text">
      <style:text-properties fo:language="it" fo:country="IT" officeooo:rsid="002d17bc"/>
    </style:style>
    <style:style style:name="T82" style:family="text">
      <style:text-properties fo:language="it" fo:country="IT" officeooo:rsid="002efd25"/>
    </style:style>
    <style:style style:name="T83" style:family="text">
      <style:text-properties fo:language="it" fo:country="IT" officeooo:rsid="00321f8c"/>
    </style:style>
    <style:style style:name="T84" style:family="text">
      <style:text-properties fo:language="it" fo:country="IT" officeooo:rsid="003fc2e5"/>
    </style:style>
    <style:style style:name="T85" style:family="text">
      <style:text-properties fo:language="it" fo:country="IT" officeooo:rsid="0004772b"/>
    </style:style>
    <style:style style:name="T86" style:family="text">
      <style:text-properties fo:language="it" fo:country="IT" officeooo:rsid="00440f6d"/>
    </style:style>
    <style:style style:name="T87" style:family="text">
      <style:text-properties fo:language="it" fo:country="IT" officeooo:rsid="0044e348"/>
    </style:style>
    <style:style style:name="T88" style:family="text">
      <style:text-properties fo:language="it" fo:country="IT" officeooo:rsid="0046842c"/>
    </style:style>
    <style:style style:name="T89" style:family="text">
      <style:text-properties fo:language="it" fo:country="IT" officeooo:rsid="0046e776"/>
    </style:style>
    <style:style style:name="T90" style:family="text">
      <style:text-properties fo:language="it" fo:country="IT" officeooo:rsid="004893e3"/>
    </style:style>
    <style:style style:name="T91" style:family="text">
      <style:text-properties fo:language="it" fo:country="IT" officeooo:rsid="0049f960"/>
    </style:style>
    <style:style style:name="T92" style:family="text">
      <style:text-properties fo:language="it" fo:country="IT" officeooo:rsid="004aac1b"/>
    </style:style>
    <style:style style:name="T93" style:family="text">
      <style:text-properties fo:language="it" fo:country="IT" officeooo:rsid="004d4936"/>
    </style:style>
    <style:style style:name="T94" style:family="text">
      <style:text-properties fo:language="it" fo:country="IT" officeooo:rsid="00364e5a"/>
    </style:style>
    <style:style style:name="T95" style:family="text">
      <style:text-properties fo:language="it" fo:country="IT" officeooo:rsid="004ec34a"/>
    </style:style>
    <style:style style:name="T96" style:family="text">
      <style:text-properties fo:language="it" fo:country="IT" officeooo:rsid="00509a14"/>
    </style:style>
    <style:style style:name="T97" style:family="text">
      <style:text-properties fo:language="it" fo:country="IT" officeooo:rsid="0050f7ad"/>
    </style:style>
    <style:style style:name="T98" style:family="text">
      <style:text-properties fo:language="it" fo:country="IT" officeooo:rsid="00530e41"/>
    </style:style>
    <style:style style:name="T99" style:family="text">
      <style:text-properties fo:language="it" fo:country="IT" officeooo:rsid="0053599c"/>
    </style:style>
    <style:style style:name="T100" style:family="text">
      <style:text-properties fo:language="it" fo:country="IT" officeooo:rsid="0055ec07"/>
    </style:style>
    <style:style style:name="T101" style:family="text">
      <style:text-properties fo:language="it" fo:country="IT" officeooo:rsid="005c7eb1"/>
    </style:style>
    <style:style style:name="T102" style:family="text">
      <style:text-properties fo:language="it" fo:country="IT" officeooo:rsid="005d1d4f"/>
    </style:style>
    <style:style style:name="T103" style:family="text">
      <style:text-properties fo:language="it" fo:country="IT" officeooo:rsid="005a9e55"/>
    </style:style>
    <style:style style:name="T104" style:family="text">
      <style:text-properties fo:language="it" fo:country="IT" officeooo:rsid="005704fc"/>
    </style:style>
    <style:style style:name="T105" style:family="text">
      <style:text-properties fo:language="it" fo:country="IT" officeooo:rsid="002903d1"/>
    </style:style>
    <style:style style:name="T106" style:family="text">
      <style:text-properties fo:language="it" fo:country="IT" officeooo:rsid="00671d63"/>
    </style:style>
    <style:style style:name="T107" style:family="text">
      <style:text-properties fo:language="it" fo:country="IT" officeooo:rsid="0033c7e0"/>
    </style:style>
    <style:style style:name="T108" style:family="text">
      <style:text-properties fo:language="it" fo:country="IT" officeooo:rsid="00679d2d"/>
    </style:style>
    <style:style style:name="T109" style:family="text">
      <style:text-properties fo:font-style="italic" style:font-style-asian="italic" style:font-style-complex="italic"/>
    </style:style>
    <style:style style:name="T110" style:family="text">
      <style:text-properties officeooo:rsid="000ef802"/>
    </style:style>
    <style:style style:name="T111" style:family="text">
      <style:text-properties officeooo:rsid="0010e176"/>
    </style:style>
    <style:style style:name="T112" style:family="text">
      <style:text-properties officeooo:rsid="0011fbb6"/>
    </style:style>
    <style:style style:name="T113" style:family="text">
      <style:text-properties officeooo:rsid="001a9af6"/>
    </style:style>
    <style:style style:name="T114" style:family="text">
      <style:text-properties officeooo:rsid="001babd2"/>
    </style:style>
    <style:style style:name="T115" style:family="text">
      <style:text-properties officeooo:rsid="001cff49"/>
    </style:style>
    <style:style style:name="T116" style:family="text">
      <style:text-properties officeooo:rsid="001ed4fd"/>
    </style:style>
    <style:style style:name="T117" style:family="text">
      <style:text-properties style:font-name="Linux Biolinum G" fo:language="it" fo:country="IT" fo:font-style="normal" style:text-underline-style="solid" style:text-underline-width="auto" style:text-underline-color="font-color" officeooo:rsid="00204a0d" fo:background-color="#dddddd" loext:char-shading-value="0" style:font-style-asian="normal" style:font-style-complex="normal"/>
    </style:style>
    <style:style style:name="T118" style:family="text">
      <style:text-properties officeooo:rsid="00218ee9"/>
    </style:style>
    <style:style style:name="T119" style:family="text">
      <style:text-properties officeooo:rsid="0023a66c"/>
    </style:style>
    <style:style style:name="T120" style:family="text">
      <style:text-properties officeooo:rsid="002624be"/>
    </style:style>
    <style:style style:name="T121" style:family="text">
      <style:text-properties officeooo:rsid="002903d1"/>
    </style:style>
    <style:style style:name="T122" style:family="text">
      <style:text-properties officeooo:rsid="002b3bb1"/>
    </style:style>
    <style:style style:name="T123" style:family="text">
      <style:text-properties officeooo:rsid="002d17bc"/>
    </style:style>
    <style:style style:name="T124" style:family="text">
      <style:text-properties officeooo:rsid="002efd25"/>
    </style:style>
    <style:style style:name="T125" style:family="text">
      <style:text-properties officeooo:rsid="00320452"/>
    </style:style>
    <style:style style:name="T126" style:family="text">
      <style:text-properties officeooo:rsid="00321f8c"/>
    </style:style>
    <style:style style:name="T127" style:family="text">
      <style:text-properties officeooo:rsid="0033c7e0"/>
    </style:style>
    <style:style style:name="T128" style:family="text">
      <style:text-properties officeooo:rsid="0036c5cd"/>
    </style:style>
    <style:style style:name="T129" style:family="text">
      <style:text-properties officeooo:rsid="003df56f"/>
    </style:style>
    <style:style style:name="T130" style:family="text">
      <style:text-properties officeooo:rsid="003fc2e5"/>
    </style:style>
    <style:style style:name="T131" style:family="text">
      <style:text-properties officeooo:rsid="00405486"/>
    </style:style>
    <style:style style:name="T132" style:family="text">
      <style:text-properties fo:color="#ffffff" loext:opacity="100%"/>
    </style:style>
    <style:style style:name="T133" style:family="text">
      <style:text-properties fo:color="#ffffff" loext:opacity="100%" officeooo:rsid="004160da"/>
    </style:style>
    <style:style style:name="T134" style:family="text">
      <style:text-properties officeooo:rsid="004328ae"/>
    </style:style>
    <style:style style:name="T135" style:family="text">
      <style:text-properties officeooo:rsid="004893e3"/>
    </style:style>
    <style:style style:name="T136" style:family="text">
      <style:text-properties officeooo:rsid="004ec34a"/>
    </style:style>
    <style:style style:name="T137" style:family="text">
      <style:text-properties officeooo:rsid="00530e41"/>
    </style:style>
    <style:style style:name="T138" style:family="text">
      <style:text-properties officeooo:rsid="0055ec07"/>
    </style:style>
    <style:style style:name="T139" style:family="text">
      <style:text-properties officeooo:rsid="00560edf"/>
    </style:style>
    <style:style style:name="T140" style:family="text">
      <style:text-properties officeooo:rsid="005704fc"/>
    </style:style>
    <style:style style:name="T141" style:family="text">
      <style:text-properties officeooo:rsid="0058fc37"/>
    </style:style>
    <style:style style:name="T142" style:family="text">
      <style:text-properties officeooo:rsid="005a9e55"/>
    </style:style>
    <style:style style:name="T143" style:family="text">
      <style:text-properties officeooo:rsid="005d1d4f"/>
    </style:style>
    <style:style style:name="T144" style:family="text">
      <style:text-properties officeooo:rsid="005fe816"/>
    </style:style>
    <style:style style:name="T145" style:family="text">
      <style:text-properties officeooo:rsid="00618c99"/>
    </style:style>
    <style:style style:name="T146" style:family="text">
      <style:text-properties officeooo:rsid="00679d2d"/>
    </style:style>
    <style:style style:name="T147" style:family="text">
      <style:text-properties officeooo:rsid="00688b8e"/>
    </style:style>
    <style:style style:name="T148" style:family="text">
      <style:text-properties officeooo:rsid="006b7a29"/>
    </style:style>
    <style:style style:name="T149" style:family="text">
      <style:text-properties officeooo:rsid="006ecc6c"/>
    </style:style>
    <style:style style:name="T150" style:family="text">
      <style:text-properties officeooo:rsid="006f5a31"/>
    </style:style>
    <style:style style:name="T151" style:family="text">
      <style:text-properties officeooo:rsid="006fed73"/>
    </style:style>
    <style:style style:name="T152" style:family="text">
      <style:text-properties officeooo:rsid="0075940f"/>
    </style:style>
    <style:style style:name="T153" style:family="text">
      <style:text-properties officeooo:rsid="00792abc"/>
    </style:style>
    <style:style style:name="T154" style:family="text">
      <style:text-properties officeooo:rsid="00798aed"/>
    </style:style>
    <style:style style:name="T155" style:family="text">
      <style:text-properties officeooo:rsid="007b35d8"/>
    </style:style>
    <style:style style:name="T156" style:family="text">
      <style:text-properties style:use-window-font-color="true" loext:opacity="0%" fo:language="it" fo:country="IT" fo:font-style="normal" officeooo:rsid="005ea679" style:font-style-asian="normal" style:font-style-complex="normal"/>
    </style:style>
    <style:style style:name="T157" style:family="text">
      <style:text-properties style:use-window-font-color="true" loext:opacity="0%" fo:language="it" fo:country="IT" fo:font-style="normal" officeooo:rsid="007b35d8" style:font-style-asian="normal" style:font-style-complex="normal"/>
    </style:style>
    <style:style style:name="T158" style:family="text">
      <style:text-properties officeooo:rsid="007e3da2"/>
    </style:style>
    <style:style style:name="T159" style:family="text">
      <style:text-properties officeooo:rsid="007f9d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Lui/Frankie: <text:tab/>Lavora come ingegnere informatico, vuole switchare più grafica</text:p>
      <text:p text:style-name="P16"><text:tab/><text:tab/>ha solo il padre, madre morta quando era piccolo, no fratelli/sorelle/zii ecc</text:p>
      <text:p text:style-name="P18"><text:tab/><text:tab/>padre malato tumore</text:p>
      <text:p text:style-name="P16"><text:tab/><text:tab/>convive con amici</text:p>
      <text:p text:style-name="P14">Lei/<text:span text:style-name="T11">Lulù</text:span>:<text:tab/><text:span text:style-name="T2">studia lingue, vuole fare interprete all’ONU</text:span><text:span text:style-name="T4"><text:line-break/><text:tab/><text:tab/>forma di depressione<text:line-break/><text:tab/><text:tab/>pessimo rapporto con genitori e fratello</text:span></text:p>
      <text:p text:style-name="P15"><text:tab/><text:tab/>vive in appartamento di famiglia<text:line-break/><text:tab/><text:tab/>famiglia ricca</text:p>
      <text:p text:style-name="P1"/>
      <text:p text:style-name="P2">s’ incontrano per un progetto di un sito a scopo di sensibilizzazione </text:p>
      <text:p text:style-name="P19"/>
      <text:p text:style-name="P108">cosa voglio raccontare?</text:p>
      <text:p text:style-name="P108"/>
      <text:p text:style-name="P109">Che alla fine qualunque decisione prenderemo, avremo sempre dei rimpianti.</text:p>
      <text:p text:style-name="P19"/>
      <text:p text:style-name="P19"/>
      <text:p text:style-name="P110">A:</text:p>
      <text:p text:style-name="P110">- lui resta con lei</text:p>
      <text:p text:style-name="P110">- lui rimpianti per aver abbandonato padre</text:p>
      <text:p text:style-name="P110">- lei depressa</text:p>
      <text:p text:style-name="P110">- lui perde lavoro</text:p>
      <text:p text:style-name="P110">- lui + lei convivono</text:p>
      <text:p text:style-name="P110">- <text:span text:style-name="T150">lui trova nuovo lavoro meh</text:span></text:p>
      <text:p text:style-name="P110">- </text:p>
      <text:p text:style-name="P110"/>
      <text:p text:style-name="P110"/>
      <text:p text:style-name="P110">B</text:p>
      <text:p text:style-name="P110">- <text:span text:style-name="T149">lui resta con il padre</text:span></text:p>
      <text:p text:style-name="P110">- <text:span text:style-name="T149">lui e lei si allontanano</text:span></text:p>
      <text:p text:style-name="P110">- <text:span text:style-name="T149">lui nuovo lavoro</text:span></text:p>
      <text:p text:style-name="P110">- </text:p>
      <text:p text:style-name="P19"/>
      <text:p text:style-name="P19"/>
      <text:p text:style-name="P67">CAMBIO MESE: animazione apposta, tipo “scorrimento” in verticale</text:p>
      <text:p text:style-name="P66"/>
      <text:p text:style-name="P21"/>
      <text:p text:style-name="P21"/>
      <text:h text:style-name="P176" text:outline-level="3"/>
      <text:h text:style-name="P180" text:outline-level="3">0. PROLOGO</text:h>
      <text:p text:style-name="P22"/>
      <text:p text:style-name="P6">“ AAA Cercasi informatico simpatico! <text:line-break/>Siamo un’associazione no-profit che si occupa di raccogliere dati sulla gentrificazione nella nostra città e stiamo cercando qualcuno che ci aiuti a sviluppare il nostro sito. Se vuoi unirti a noi non esitare a contattarci!”</text:p>
      <text:p text:style-name="Text_20_body"/>
      <text:p text:style-name="Text_20_body">+ Be’, forse è ora di fare qualcosa no?</text:p>
      <text:p text:style-name="P22"/>
      <text:p text:style-name="pulsante"><text:span text:style-name="T74">[</text:span><text:span text:style-name="T117">Invii una e-mail</text:span><text:span text:style-name="T74">]</text:span></text:p>
      <text:p text:style-name="P21"/>
      <text:h text:style-name="P176" text:outline-level="3"/>
      <text:h text:style-name="P180" text:outline-level="3">1. (gennaio) <text:span text:style-name="T12">INCONTRO</text:span></text:h>
      <text:p text:style-name="P23"/>
      <text:p text:style-name="Text_20_body"><text:span text:style-name="T12">+</text:span> <text:span text:style-name="T12">Ciao! Sono Frankie, l’informatico che vi </text:span><text:span text:style-name="T24">ha</text:span><text:span text:style-name="T12"> scritto...</text:span></text:p>
      <text:p text:style-name="Text_20_body">- Ciao Frankie, io sono Lusinda! Puoi chiamarmi Lulù. Vieni, prendiamoci un caffè mentre <text:span text:style-name="T118">t</text:span>i racconto un po’ il nostro progetto. Cameriere, due caffè per favore, grazie!</text:p>
      <text:p text:style-name="Text_20_body">[...]</text:p>
      <text:p text:style-name="Text_20_body"><text:span text:style-name="T13">- … </text:span><text:span text:style-name="T14">e quindi la nostra idea è quella di avere un sito in cui raccogliere tutti </text:span><text:span text:style-name="T15">i</text:span><text:span text:style-name="T14"> dati e mostrarli </text:span><text:span text:style-name="T15">in pubblico.<text:line-break/>+ Ah certo capisco, quindi avete pensato anche di utilizzare infografiche e grafici dinamici?</text:span></text:p>
      <text:p text:style-name="Text_20_body">- Ehm… be’ sì, sarebbe fantastico! Purtroppo non abbiamo persone molto ferrate in grafica o comunicazione, siamo per lo più giuristi, ingegneri e architetti. Possiamo supportarti per quanto riguarda le informazioni tecniche, i dati e tutto il resto!</text:p>
      <text:p text:style-name="Text_20_body">+ Ottimo. <text:span text:style-name="T152">M</text:span>i dovr<text:span text:style-name="T152">ò</text:span> occupare <text:span text:style-name="T63">della progettazione e dello sviluppo de</text:span>l sito da zero, giusto?</text:p>
      <text:p text:style-name="Text_20_body">- Esattamente. Lo so che sarebbe un lavorone, e per ora sei l’unico che si è proposto. Se hai bisogno prenditi pure qualche giorno per pensarci, o se hai qualche domanda…</text:p>
      <text:p text:style-name="Text_20_body"><text:span text:style-name="T13">+ Direi che ho </text:span><text:span text:style-name="T16">una tonnellata</text:span><text:span text:style-name="T20"> di domande, e inizierei anche adesso se per te va bene.</text:span></text:p>
      <text:p text:style-name="Text_20_body">- Ah, ottimo!</text:p>
      <text:p text:style-name="Text_20_body">+ Cameriere, altri due caffè per favore!</text:p>
      <text:p text:style-name="P32"/>
      <text:p text:style-name="pulsante">[Prendi penna e taccuino]</text:p>
      <text:p text:style-name="P23"><text:line-break/>…………………………………………………….</text:p>
      <text:p text:style-name="P23"/>
      <text:p text:style-name="Text_20_body">MAIL:</text:p>
      <text:p text:style-name="P7"><text:span text:style-name="T15">Ciao Lulù, in allegato trovi qualche </text:span><text:span text:style-name="T65">schermata</text:span><text:span text:style-name="T15"> iniziale. <text:line-break/>La grafica è solo una bozza in bianco e nero, ma ho cercato di organizzare i contenuti principali da mostrare e ho impostato la navigazione sul sito.</text:span></text:p>
      <text:p text:style-name="P8">Fammi sapere cosa ne pensi! A presto. </text:p>
      <text:p text:style-name="interazioni_20_particolari_3f_">simbolino <text:span text:style-name="T13">allegato “graffetta”</text:span></text:p>
      <text:p text:style-name="P165"/>
      <text:p text:style-name="pulsante">[Invia mail]</text:p>
      <text:p text:style-name="P29"/>
      <text:p text:style-name="P29">………………………………………………………</text:p>
      <text:p text:style-name="P29"/>
      <text:p text:style-name="Text_20_body"><text:span text:style-name="T110">++</text:span>Ciao Frankie, ho visto le schermate <text:span text:style-name="T111">e sono </text:span>fighissime! <text:span text:style-name="T110">Senti, se stasera sei libero possiamo parlarne davanti a una pizza, ti va?++</text:span></text:p>
      <text:p text:style-name="Text_20_body">--<text:span text:style-name="T110">Ciao Lulù, grazie mille! Daje, allora possiamo fare per le 20 in quella nuova pizzeria che ha aperto in centro? Ne parlano tutti bene e sarei curioso di provarla.--</text:span></text:p>
      <text:p text:style-name="Text_20_body">--<text:span text:style-name="T110">Ah sì ho sentito! Ok allora, alle 20 là. A dopo, ciao!</text:span></text:p>
      <text:p text:style-name="P29"/>
      <text:p text:style-name="pulsante">[<text:span text:style-name="T117">Ti prepari</text:span> per uscire]</text:p>
      <text:p text:style-name="P30">……………………………………………………….</text:p>
      <text:p text:style-name="Text_20_body"/>
      <text:p text:style-name="Text_20_body">- Wow, ammetto che mi aspettavo la solita commediola romantica sdolcinata, e invece mi ha proprio distrutto emotivamente…</text:p>
      <text:p text:style-name="Text_20_body"><text:soft-page-break/>+ E dire che a me neanche piacciono i musical! Però con quei colori mi ha davvero affascinato, e il finale… Aiuto, piango!</text:p>
      <text:p text:style-name="Text_20_body">- Ahah! Per affogare i drammi direi di berci su qualcosa, ti porto in un bel posto.</text:p>
      <text:p text:style-name="Text_20_body"><text:span text:style-name="T65">+ Io però adesso dovrei andare, </text:span><text:span text:style-name="T66">faccio giusto in tempo a prendere l’ultimo tram. Se vuoi ti posso accompagnare a casa e poi corro alla fermata.</text:span></text:p>
      <text:p text:style-name="Text_20_body">- Va bene allora, tanto abito qui vicino.</text:p>
      <text:p text:style-name="Text_20_body">…</text:p>
      <text:p text:style-name="Text_20_body">- Grazie della serata! Scrivimi quando arrivi a casa, intesi? <text:line-break/>+ Ehi, ma saluti tutti tirandoli per il bavero della giacca?</text:p>
      <text:p text:style-name="Text_20_body"><text:span text:style-name="T66">- No Frankie, solo i tipi che mi piacciono! </text:span><text:span text:style-name="T17">Smack!</text:span></text:p>
      <text:p text:style-name="P62"/>
      <text:p text:style-name="pulsante">[<text:span text:style-name="T117">Sali sul tram</text:span>]</text:p>
      <text:p text:style-name="P30"/>
      <text:p text:style-name="P30">…………………………………………………………..</text:p>
      <text:p text:style-name="P30"/>
      <text:p text:style-name="Text_20_body">+ Era un sacco <text:span text:style-name="T116">di tempo </text:span>che non ascoltavo jazz dal vivo, grazie!</text:p>
      <text:p text:style-name="Text_20_body">- Sì be’, tutte le mie amiche mi hanno paccato all’ultimo, per cui mi sei sembrato un buon rimpiazzo!</text:p>
      <text:p text:style-name="Text_20_body">+ Ah non avevo dubbi! <text:span text:style-name="T116">A</text:span>desso <text:span text:style-name="T116">però </text:span>devo scappare a prendere il tram, <text:span text:style-name="T116">forse sono </text:span>ancora in tempo.</text:p>
      <text:p text:style-name="Text_20_body">- Be’ Frankie, vista l’ora mi sa che ormai lo devi aver perso <text:span text:style-name="T109">per forza…</text:span><text:span text:style-name="T5"> che ne dici di fermarti da me?</text:span></text:p>
      <text:p text:style-name="Text_20_body">+ <text:span text:style-name="T116">Oh no,</text:span> <text:span text:style-name="T38">i miei coinquilini mi aspettano a casa! Poi si sentono persi senza la mia guida.</text:span></text:p>
      <text:p text:style-name="P3">- Ah davvero? Poveri cuccioli…</text:p>
      <text:p text:style-name="P12"><text:span text:style-name="T38">+ </text:span><text:span text:style-name="T20">Poi non sono pronto ai reumatismi da divano.</text:span></text:p>
      <text:p text:style-name="Text_20_body">- Macchè, scemo, tu dormi <text:span text:style-name="T135">a letto </text:span>con me!</text:p>
      <text:p text:style-name="Text_20_body">+ Dormire eh? Immagino…</text:p>
      <text:p text:style-name="P33"/>
      <text:p text:style-name="pulsante">[“Dormi”]</text:p>
      <text:p text:style-name="P33"/>
      <text:p text:style-name="P33">………………………………………………………...</text:p>
      <text:p text:style-name="P30"/>
      <text:p text:style-name="P23"/>
      <text:h text:style-name="P176" text:outline-level="3"/>
      <text:h text:style-name="P180" text:outline-level="3">2. (febbraio) <text:span text:style-name="T112">LUNA DI MIELE</text:span></text:h>
      <text:p text:style-name="P24"/>
      <text:p text:style-name="Text_20_body">+ Ciccio, lei è Lusinda. Lusinda, lui è mio papà Italo.</text:p>
      <text:p text:style-name="Text_20_body">- Molto piacere di conoscerla!</text:p>
      <text:p text:style-name="Text_20_body">* Ohoh finalmente ci incontriamo! Frankie non mi ha ancora detto nulla di te, sono proprio curioso di conoscerti.</text:p>
      <text:p text:style-name="Text_20_body">….</text:p>
      <text:p text:style-name="Text_20_body">- … e appena prima di Natale mi sono laureata in lingue!</text:p>
      <text:p text:style-name="Text_20_body">* Ah che bello! Anche io ho fatto lingue: francese e tedesco! Poi ho dovuto studiarmi un po’ di inglese per i fatti miei, ai miei tempi non era molto diffuso.</text:p>
      <text:p text:style-name="Text_20_body">- Wow! Frankie non mi aveva raccontato nulla. E ha viaggiato tanto?<text:line-break/>* Be’ sì, la carriera diplomatica mi ha portato in giro per il mondo. Tu invece che programmi hai?</text:p>
      <text:p text:style-name="Text_20_body"><text:span text:style-name="T67">- Vorrei fare l’interprete alle Nazioni Unite, è un po’ il mio sogno fin da bimba. Soprattutto mi affascinano le lingue mediorientali, per questo ho studiato anche arabo. </text:span><text:span text:style-name="T70">Adesso sto ancora cercando lavoro, senza grossi risultati...</text:span></text:p>
      <text:p text:style-name="P63"/>
      <text:p text:style-name="pulsante">[Sparecchi tavola]</text:p>
      <text:p text:style-name="P63">………………………………………………..</text:p>
      <text:p text:style-name="P63"/>
      <text:p text:style-name="Text_20_body">+ E i tuoi invece quando me li presenti?</text:p>
      <text:p text:style-name="Text_20_body">- Ahah spero mai! Non ti meritano, sono dei cazzo di rincoglioniti, lasciali dove sono.</text:p>
      <text:p text:style-name="Text_20_body"><text:span text:style-name="T22">+ Ooooook scusa. Va tutto bene?<text:line-break/>- Sì scusami, pensare a loro mi fa venire il nervoso. Se potessi me ne andrei su un altro pianeta </text:span><text:span text:style-name="T21">pur di</text:span><text:span text:style-name="T22"> starne il più lontano possibile. Invece adesso che ho finito di studiare non vogliono più pagarmi l’affitto e sarò costretta a tornare sotto il loro tetto di merda.</text:span></text:p>
      <text:p text:style-name="Text_20_body">+ Mmm<text:span text:style-name="T115"> </text:span>non c’è altra soluzione? Non puoi trovarti qualcosa di part-time intanto?<text:line-break/>- E come scusa? Già passo tutto il giorno a mandare curriculum e fare colloqui, dove lo trovo il tempo per un lavoro?</text:p>
      <text:p text:style-name="Text_20_body">+ <text:span text:style-name="T158">Sì lo so...</text:span> <text:span text:style-name="T158">D</text:span>ai troveremo una soluzione, non preoccuparti.</text:p>
      <text:p text:style-name="P36"/>
      <text:p text:style-name="pulsante"><text:span text:style-name="T64">[</text:span><text:span text:style-name="T117">Le stringi </text:span><text:span text:style-name="T64">la mano]</text:span></text:p>
      <text:p text:style-name="P36"/>
      <text:p text:style-name="P36">…………………………………………………….</text:p>
      <text:p text:style-name="P63"/>
      <text:p text:style-name="Text_20_body"><text:span text:style-name="T27">+ Hai ragione, </text:span><text:span text:style-name="T13">posso invertire questi due pulsanti. E qui va bene questo grafico? Se clicchi vengono fuori i dati aggiornati alle ultime 24 ore.</text:span></text:p>
      <text:p text:style-name="Text_20_body">- Pazzesco, è fantastico! Quando riusciresti a svilupparlo?</text:p>
      <text:p text:style-name="Text_20_body">+ Be’ alla fine non è complicato, magari chiedo una mano a una mia amica per costruire il backend, ma il resto me lo posso sbrigare in una settimana. Ovviamente poi <text:s/>dovrò chiedere una mano <text:span text:style-name="T116">a voi tutti</text:span> per testare il sito su diversi pc e smartphone: è una rottura, vi avviso, ma voglio essere sicuro che funzioni tutto.</text:p>
      <text:p text:style-name="Text_20_body">- Ottimo! Cavoli che bel lavoro, non mi aspettavo avremmo raggiunto questo livello, hai fatto davvero un miracolo.</text:p>
      <text:p text:style-name="Text_20_body">+ Be’ mi fa molto piacere! Almeno riesco a rendermi utile ogni tanto.</text:p>
      <text:p text:style-name="Text_20_body"><text:soft-page-break/>- Sai, potrebbe esserci un premio, <text:span text:style-name="T109">dopotutto…</text:span></text:p>
      <text:p text:style-name="Text_20_body">+ Ehi, cos’è che brilla sotto la magliett- AH. Wow.</text:p>
      <text:p text:style-name="Text_20_body"><text:span text:style-name="T5">- </text:span><text:span text:style-name="T109">AAAAAAAH</text:span><text:span text:style-name="T5"> Cosa fai! Mettimi giù!</text:span></text:p>
      <text:p text:style-name="Text_20_body">+ Attenta a non sbattere le gambe contro il muro, mo ti strappo tutto quello che hai addosso!</text:p>
      <text:p text:style-name="P34"/>
      <text:p text:style-name="pulsante">[<text:span text:style-name="T117">La butti</text:span> sul letto]</text:p>
      <text:p text:style-name="P34"/>
      <text:p text:style-name="P34">………………………………………………….</text:p>
      <text:p text:style-name="P34"/>
      <text:p text:style-name="Text_20_body">- Frankie ci siamo persi?<text:line-break/>+ No no seguimi, voglio portarti in un posto speciale. Ci venivo sempre la domenica con mio papà a fare picnic.</text:p>
      <text:p text:style-name="Text_20_body">- Sì ma siamo in mezzo a un bosco e non vedo niente!</text:p>
      <text:p text:style-name="Text_20_body">+ Tranquilla, stasera c’è luna piena! Appena arriviamo nella radura vedrai che spettacolo.</text:p>
      <text:p text:style-name="Text_20_body">- Sì ma, ehi! Siamo arrivati?</text:p>
      <text:p text:style-name="Text_20_body">+ Eccoci! Ti piace?<text:line-break/>- Wow… Che panorama!</text:p>
      <text:p text:style-name="Text_20_body">+ Sai perché ti ho portata qui?</text:p>
      <text:p text:style-name="Text_20_body">- Per buttarmi giù dal dirupo? Modo poco convenzionale di scaric-</text:p>
      <text:p text:style-name="Text_20_body">+ Perché ti amo Lulù, volevo dirtelo. Mi sembrava il modo migl-</text:p>
      <text:p text:style-name="Text_20_body"><text:span text:style-name="T5">+ Ti amo anche io. Ma adesso </text:span><text:span text:style-name="T109">stai</text:span><text:span text:style-name="T5"> </text:span><text:span text:style-name="T109">zitto</text:span><text:span text:style-name="T5">.</text:span></text:p>
      <text:p text:style-name="P34"/>
      <text:p text:style-name="pulsante"><text:span text:style-name="T5">[…]</text:span><text:span text:style-name="T3"> //pulsante letteralmente con i puntini di sospensione</text:span></text:p>
      <text:p text:style-name="P34">………………………………………………………</text:p>
      <text:p text:style-name="P35"/>
      <text:p text:style-name="Text_20_body"/>
      <text:h text:style-name="P180" text:outline-level="3">3. (marzo)</text:h>
      <text:p text:style-name="interazioni_20_particolari_3f_">[sfondo bianco]</text:p>
      <text:p text:style-name="Text_20_body">+ Ciccio! Ma sei bianco come un cencio, stai bene? Papà? Papà mi senti?</text:p>
      <text:p text:style-name="Text_20_body">…</text:p>
      <text:p text:style-name="Text_20_body">+ Sì pronto 118, avrei bisogno di un’ambulanza con urgenza!</text:p>
      <text:p text:style-name="interazioni_20_particolari_3f_">[sfondo cicla: rosso&gt;bianco&gt;blu&gt;bianco&gt;rosso ecc]</text:p>
      <text:p text:style-name="P66"/>
      <text:p text:style-name="pulsante">[Calmati]</text:p>
      <text:p text:style-name="P31">………………………………………………………</text:p>
      <text:p text:style-name="P31"/>
      <text:p text:style-name="Text_20_body"><text:span text:style-name="T71">+ </text:span><text:span text:style-name="T72">L</text:span><text:span text:style-name="T71">o devono operare </text:span><text:span text:style-name="T73">lunedì mattina. Tumore al fegato, ma sembra sia abbastanza contenuto, e forse con l’intervento potrebbero risolvere il grosso.</text:span></text:p>
      <text:p text:style-name="Text_20_body">- <text:span text:style-name="T113">Oddio Frankie, mi dispiace, non so cosa dire… Se hai bisogno posso stare io in ospedale, lo sai che sono libera.</text:span></text:p>
      <text:p text:style-name="Text_20_body">+ Grazie Lulu, ma mio papà non sarebbe a suo agio, lo conosci.</text:p>
      <text:p text:style-name="Text_20_body">- Mmm sì certo, capisco.</text:p>
      <text:p text:style-name="Text_20_body">+ Ho già chiesto al mio capo un po’ di elasticità con le consegne. Mi porto il PC in ospedale e lavoro sulla poltroncina, non ho grossi problemi, basta che funzioni internet.</text:p>
      <text:p text:style-name="Text_20_body">- Posso fare altro per te? Mi sento così inutile, senza lavoro e senza poter stare in ospedale…</text:p>
      <text:p text:style-name="Text_20_body">+ Non preoccuparti, davvero, puoi venire a trovarlo quando vuoi! Sicuramente gli farà piacere e lo terrà su di morale.</text:p>
      <text:p text:style-name="Text_20_body">- Va bene allora. Speriamo vada tutto per il meglio… Ti amo tanto Frankie, non hai idea.</text:p>
      <text:p text:style-name="Text_20_body">+ Anche io ti amo Lulu, mi dispiace che tu ci debba andare di mezzo.</text:p>
      <text:p text:style-name="pulsante">[<text:span text:style-name="T118">La a</text:span>bbracci]</text:p>
      <text:p text:style-name="P64">……………………………………………………….</text:p>
      <text:p text:style-name="Text_20_body"/>
      <text:p text:style-name="Text_20_body">+ Grazie di <text:span text:style-name="T23">essere venuta con noi</text:span> Lulu.</text:p>
      <text:p text:style-name="Text_20_body">- Ma stai scherzando? Per l’Italo questo è il minimo!</text:p>
      <text:p text:style-name="Text_20_body">+ Era contento di vederti quando ha finito la chemio. Vuoi fermarti a cena? Sono da solo stasera, immagino che mio papà dormirà tutto il resto del giorno.</text:p>
      <text:p text:style-name="Text_20_body">- <text:span text:style-name="T114">Certo! Aspetta, avviso i miei che non torno a casa.</text:span></text:p>
      <text:p text:style-name="pulsante">[Avvi<text:span text:style-name="T118">i</text:span> l’auto]</text:p>
      <text:p text:style-name="P23"/>
      <text:h text:style-name="P178" text:outline-level="3"/>
      <text:h text:style-name="P180" text:outline-level="3"><text:span text:style-name="T8">4. </text:span><text:span text:style-name="T9">(aprile)</text:span></text:h>
      <text:p text:style-name="P65"/>
      <text:p text:style-name="P68">- Frankie, ho una sorpresa per te!</text:p>
      <text:p text:style-name="P68">+ Wow, una sorpresa?</text:p>
      <text:p text:style-name="P68">- Tieni, aprila!</text:p>
      <text:p text:style-name="P68">+ Una busta molto <text:span text:style-name="T109">vintage, </text:span>vediamo cosa… un weekend alle terme?</text:p>
      <text:p text:style-name="P68">- Sì! Così stacchiamo un po’ da questo periodo di merda no? Ci rilassiamo e pensiamo un po’ a noi due soli…</text:p>
      <text:p text:style-name="P68">+ Ma, aspetta… come l’hai pagato? Costerà una fortuna!</text:p>
      <text:p text:style-name="P68">- Ho chiesto una mano ai miei genitori… ma dai chissenefrega! È l’occasione per riposarci un po’, non ti va?</text:p>
      <text:p text:style-name="P68">+ Ma in verità per questo weekend ho promesso al mio capo di finire una consegna, così posso fare un po’ di straordinari e recuperare le ore perse <text:span text:style-name="T118">il mese scorso</text:span>.</text:p>
      <text:p text:style-name="P68">- Oh. Capisco…</text:p>
      <text:p text:style-name="P68">+ Mi spiace Lulu, non pensavo che-</text:p>
      <text:p text:style-name="P111"><text:span text:style-name="T75">- No tranquillo, sarà per la prossima volta! Al massimo... ci vado con Chiara </text:span><text:span text:style-name="T76">dai, non è un problema!</text:span></text:p>
      <text:p text:style-name="P68"/>
      <text:p text:style-name="pulsante">[<text:span text:style-name="T118">Ric</text:span>hiudi la busta]</text:p>
      <text:p text:style-name="Text_20_body">………………………………………………………..</text:p>
      <text:p text:style-name="Text_20_body">- <text:span text:style-name="T118">Sai, potrebbe quasi essere il più romantico compleanno di sempre… oppure il peggiore!</text:span></text:p>
      <text:p text:style-name="P9">+ Ahah tutto sommato era buono il kebab no?</text:p>
      <text:p text:style-name="P9">- Fai poco il furbo, ti salvi solo perché ti amo. Mi devi una festa di compleanno <text:span text:style-name="T109">coi fiocchi</text:span><text:span text:style-name="T5">, non te lo dimenticare.</text:span></text:p>
      <text:p text:style-name="P10">+ Hai ragione scusa, mi sono un po’ perso in mezzo...</text:p>
      <text:p text:style-name="P9">- Aspetta un secondo, mi squilla il telefono.<text:line-break/>Pronto? Salve Italo! No no non si preoccupi per l’ora, io e Frankie abbiamo appena finito di cenare. Ah grazie mille! Eh sì sono ventisei ormai, la vecchiaia avanza ahah! Com’è andata la chemio oggi, si è riposato un po’? Ah ecco, bene. Allora le auguro buona notte, grazie ancora per gli auguri!</text:p>
      <text:p text:style-name="pulsante">[Le baci la fronte]</text:p>
      <text:p text:style-name="P9">…………………………………………………………….</text:p>
      <text:p text:style-name="P69">- Ehi amore, hai visto cos’ho addosso?</text:p>
      <text:p text:style-name="P69">+ Aspett- ehi ma da dove viene quello? Wow!</text:p>
      <text:p text:style-name="P69">- L’ho comprato oggi, e ho pensato “Chissà che faccia farà quando mi vedrà”…</text:p>
      <text:p text:style-name="P69">+ Ma- No cazzo, scusami, devo finire dei test. Mi dai un’oretta? Devo sistemare un paio di bug e controllare che gli altri siano stati risolti. Domani devo accompagnare mio papà e non faccio in tempo a finire...</text:p>
      <text:p text:style-name="P69">- Mmm dai ti aspetto a letto allora ok? Ti amo.</text:p>
      <text:p text:style-name="P69">+ Anche io ti amo, scusami…</text:p>
      <text:p text:style-name="P69"/>
      <text:p text:style-name="pulsante">[Avvii debug]</text:p>
      <text:p text:style-name="P23"/>
      <text:p text:style-name="P27">………………………………………………………...</text:p>
      <text:h text:style-name="P180" text:outline-level="3">5. <text:s/>(maggio)</text:h>
      <text:p text:style-name="interazioni_20_particolari_3f_">sfondo verde con “coriandoli” colorati</text:p>
      <text:p text:style-name="P112">+ Woooow, ma è stupendo questo parco!<text:line-break/>- Mi pare che sia uno dei <text:span text:style-name="T134">parchi </text:span>più antichi, per questo è così gettonato: c’è sempre da <text:span text:style-name="T125">prenotare con</text:span> mesi <text:span text:style-name="T125">di anticipo</text:span>.</text:p>
      <text:p text:style-name="P71">+ E tu come hai fatto a fare così in fretta scusa? Hai riciclato il biglietto di una vecchia fiamma?</text:p>
      <text:p text:style-name="P71">- Certo che no. Mio papà ha curato la comunicazione esterna del <text:span text:style-name="T134">p</text:span>arco per diversi anni, e quindi ha fatto una telefonata al volo per noi.</text:p>
      <text:p text:style-name="P71">+ Quell’uomo è pieno di meraviglie!</text:p>
      <text:p text:style-name="P71">- Lo so, lo so, ormai stai con me solo per mio papà.</text:p>
      <text:p text:style-name="P112"><text:span text:style-name="T77">+ Mi pare ovvio! Però non abbatterti: tutto sommato </text:span><text:span text:style-name="T25">neanche tu </text:span><text:span text:style-name="T77">sei </text:span><text:span text:style-name="T18">così male…</text:span></text:p>
      <text:p text:style-name="P37"/>
      <text:p text:style-name="pulsante"><text:span text:style-name="T25">[</text:span><text:span text:style-name="T20">La stringi a te]</text:span></text:p>
      <text:p text:style-name="P23"/>
      <text:p text:style-name="P23">………………………………………………………………..</text:p>
      <text:p text:style-name="P73"/>
      <text:p text:style-name="P73">* Pronto, Frankie?<text:line-break/>+ Ciccio, dimmi tutto! Com’è andata l’ecografia?</text:p>
      <text:p text:style-name="P73">* L’ecografia… Non molto bene. Hanno trovato un’altra metastasi al fegato.</text:p>
      <text:p text:style-name="P73">+ Ma come… davvero? E l’operazione a cosa è servita?<text:line-break/>* Purtroppo le radici erano troppo profonde, a quanto pare non è stato sufficiente. E la chemio… Be’ riesce a contenerne lo sviluppo, ma è comunque troppo leggera.</text:p>
      <text:p text:style-name="P73">+ Cazzo. Domani chiamo la dottoressa, le chiedo cosa possiamo fare.</text:p>
      <text:p text:style-name="P114"><text:span text:style-name="T80">* Ho già chiesto io, non preoccuparti, dobbiamo </text:span><text:span text:style-name="T28">proseguire come stiamo facendo ora</text:span><text:span text:style-name="T80">. Probabilmente mi cambi</text:span><text:span text:style-name="T83">eranno</text:span><text:span text:style-name="T80"> terapia, ma non c’è molto altro che possiamo fare.</text:span></text:p>
      <text:p text:style-name="P75">+ Tu come ti senti? Hai male?<text:line-break/>* Non più del solito, sono solo stanco…</text:p>
      <text:p text:style-name="P75">+ Ok dai, domani vengo da te e ne parliamo con calma.</text:p>
      <text:p text:style-name="P75">* Sì Frankie stai tranquillo, non preoccuparti dai, che poi mi metti angoscia. Adesso vado a stendermi, a domani.</text:p>
      <text:p text:style-name="P75">+ Va bene, buon riposo, a domani.</text:p>
      <text:p text:style-name="P75"/>
      <text:p text:style-name="pulsante">[<text:span text:style-name="T123">Chiudi gli occhi]</text:span></text:p>
      <text:p text:style-name="P23"/>
      <text:p text:style-name="P71">+ Lulu, vieni a vedere un secondo!</text:p>
      <text:p text:style-name="P71">- Wow! È la versione finale?<text:line-break/>+ Quasi! Ho sistemato un paio di pagine, ho utilizzato una palette un po’ più informale e ho trovato dei font gratis che mi sembrano perfetti. Però mancano ancora tutti i dati, per quelli devi pensarci tu. Se vuoi ti faccio vedere come inserirli…</text:p>
      <text:p text:style-name="P71">- <text:span text:style-name="T119">Mmm sì è vero, dovrò chiedere anche agli altri. Raduno il necessario e poi mettiamo tutt</text:span><text:span text:style-name="T126">o</text:span><text:span text:style-name="T119"> in archivio.</text:span></text:p>
      <text:p text:style-name="P72">+ <text:span text:style-name="T126">Uh, g</text:span>uarda qui: il grafico cambia in base al quartiere che selezioni.</text:p>
      <text:p text:style-name="P72">- Ellamadò, ma questa roba è da professionisti!</text:p>
      <text:p text:style-name="P72">+ Ahah ho chiesto a un collega come fare queste animazioni, bisogna vedere poi se pesano troppo sulle prestazioni degli smartphone.</text:p>
      <text:p text:style-name="P72">- Tu non hai idea di quanto di amo Frankie, non te lo poi neanche immaginare!</text:p>
      <text:p text:style-name="P72">+ <text:span text:style-name="T120">Oh, invece</text:span> ne ho una vaga, <text:span text:style-name="T120">vaghissima</text:span> idea…</text:p>
      <text:p text:style-name="P72"/>
      <text:p text:style-name="P170">[Chiudi il notebook]</text:p>
      <text:h text:style-name="P180" text:outline-level="3"><text:span text:style-name="T68">6. </text:span><text:span text:style-name="T69">(giugno)</text:span></text:h>
      <text:p text:style-name="P70">[ padre si aggrava; lei ha crisi]</text:p>
      <text:p text:style-name="P23"/>
      <text:p text:style-name="P73">+ <text:span text:style-name="T121">Pronto, Lulu? Scusa, stasera non riesco a venire a cena.</text:span></text:p>
      <text:p text:style-name="P74">- Oh cavoli, ma stai bene?<text:line-break/>+ Sì sì niente di grave, soliti casini a lavoro. Oggi con un cliente abbiamo fatto un po’ una figura di merda, ero rimasto indietro con i bug e abbiamo ricevuto alcune lamentele.</text:p>
      <text:p text:style-name="P74">- Ma che stronzi! Ma il tuo capo non ha detto niente? Non ti ha difeso?<text:line-break/>+ E che c’era da difendere? I prossimi tre o quattro giorni vado da mio papà, mi chiudo in casa e finisco tutto il lavoro.</text:p>
      <text:p text:style-name="P74">- Ehi, ma quindi non ci vediamo? Volevo stare un po’ con te e rilassarci, questa cosa dei curriculum mi stressa da morire…</text:p>
      <text:p text:style-name="P74">+ Non ti ha risposto ancora nessuno?</text:p>
      <text:p text:style-name="P74">- “Abbiamo deciso di procedere con un altro candidato”, ma andassero a fanculo.</text:p>
      <text:p text:style-name="P141"><text:span text:style-name="T105">+ </text:span><text:span text:style-name="T106">H</text:span><text:span text:style-name="T105">ai </text:span><text:span text:style-name="T57">provato a far </text:span><text:span text:style-name="T105">vedere il sito? Quello è un progetto importante, dovrebbe attirare un po’ l’attenzione, no?</text:span></text:p>
      <text:p text:style-name="P74">- Non gliene frega un cazoz a quanto pare, sono interessati <text:span text:style-name="T122">solo </text:span>a lavori di traduzione.</text:p>
      <text:p text:style-name="P74">+ Mi spiace piccola…</text:p>
      <text:p text:style-name="P74">- Dai fa niente, ci vediamo poi settimana prossima. <text:span text:style-name="T123">I</text:span>o mi sa che ne approfitto per riposarmi un po’, sono sfinita.</text:p>
      <text:p text:style-name="P74">+ Eh lo so, tutta colpa di quest’ansia. Dai ci sentiamo quando ti svegli allora, ti amo.</text:p>
      <text:p text:style-name="P74">- Ti amo anche io Frankie, ciao.</text:p>
      <text:p text:style-name="P74"/>
      <text:p text:style-name="pulsante">[Compil<text:span text:style-name="T122">i</text:span> il codice]</text:p>
      <text:p text:style-name="P23"/>
      <text:p text:style-name="P23">…………………………………………………</text:p>
      <text:p text:style-name="P23"/>
      <text:p text:style-name="P76">- Come sta tuo papà?<text:line-break/>+ Male. Hanno cambiato terapia: è più aggressiva, lo sfinisce e gli dà una nausea tremenda. Non riesce a mangiare quasi più niente, non so che fare.</text:p>
      <text:p text:style-name="P113"><text:span text:style-name="T81">- Vuoi che venga a darti una mano?<text:line-break/>+ Meglio di no Luly, lo vedresti in uno stato pietoso… Poi io non mi </text:span><text:span text:style-name="T29">posso staccare</text:span><text:span text:style-name="T81"> dal pc, sarei di ben poca compagnia per te.</text:span></text:p>
      <text:p text:style-name="P76">- Ma non è un problema. Magari posso parlare un po’ con l’Italo, no?</text:p>
      <text:p text:style-name="P76">+ Non è molto in vena di parlare, credimi. Piuttosto, hai raccolto tutti i dati <text:span text:style-name="T127">per il sito</text:span>? Così possiamo iniziare a caricarli.</text:p>
      <text:p text:style-name="P76">- Ah sì è vero… scusa, mi è passato di mente e ho dimenticato di chiedere agli altri. Nei prossimi giorni li sento e sistemo la cosa.</text:p>
      <text:p text:style-name="P76">+ Ok… E il lavoro come va?<text:line-break/>- Eh, ancora niente. Solita merda.</text:p>
      <text:p text:style-name="P76">+ Hai provato a presentarti in sede da qualche parte? Magari sono cose che fanno effetto.</text:p>
      <text:p text:style-name="P76">- Sì certo mi presento dal nulla “Salve sono Lusinda, mi volete pagare per fare cose? Grazie mille”</text:p>
      <text:p text:style-name="P76">+ Vabbè, è meglio che stare a casa tutto il giorno no?</text:p>
      <text:p text:style-name="P76">- Ommadonna, come se non bastassero i miei a mettermi pressione! Ma che cazzo!</text:p>
      <text:p text:style-name="P76">+ Ma no scusa, <text:span text:style-name="T124">io non…</text:span></text:p>
      <text:p text:style-name="P113"><text:span text:style-name="T81">- </text:span><text:span text:style-name="T82">E il sito, e il lavoro, vuoi chiedermi ancora qualcosa? </text:span><text:span text:style-name="T26">Non faccio abbastanza? Devo fare di più? Dimmi tu cosa fare!</text:span></text:p>
      <text:p text:style-name="P38">+ No Lu, aspe-</text:p>
      <text:p text:style-name="P38"><text:soft-page-break/>- Ma vaffanculo.</text:p>
      <text:p text:style-name="P38"/>
      <text:p text:style-name="pulsante">[Fai due passi]</text:p>
      <text:p text:style-name="P23">……………………………………………………………</text:p>
      <text:p text:style-name="P23"/>
      <text:p text:style-name="P23">- <text:span text:style-name="T127">Squisito questo tacchino!</text:span></text:p>
      <text:p text:style-name="P77">+ Ti piace? Avevo paura di aver esagerato co<text:span text:style-name="T136">n la curcuma</text:span>.</text:p>
      <text:p text:style-name="P142"><text:span text:style-name="T107">- No no, anzi, è </text:span><text:span text:style-name="T57">perfetto</text:span><text:span text:style-name="T107">. Ne è rimasto ancora qualche bocconcino?</text:span></text:p>
      <text:p text:style-name="P77">+ Ahah sei proprio una locusta! Tieni, dividiamoci gli ultimi pezzi. Vuoi un po’ di sughetto?</text:p>
      <text:p text:style-name="P77">- E me lo chiedi pure?</text:p>
      <text:p text:style-name="P77">…</text:p>
      <text:p text:style-name="P77">- Aiuto, sto veramente scoppiando, ho mangiato troppo.</text:p>
      <text:p text:style-name="P77">+ Aaaaah, allora c’è un <text:span text:style-name="T109">fondo</text:span><text:span text:style-name="T5"> a quel pozzo di nome Lulu. </text:span><text:span text:style-name="T7">M</text:span><text:span text:style-name="T5">entre </text:span><text:span text:style-name="T6">ti riprendi, io finisco una cosa di lavoro ok?<text:line-break/>- Ancora lavoro?</text:span></text:p>
      <text:p text:style-name="P39">+ Sì, settimana scorsa ho dovuto accudire mio papà più del previsto, quindi ho accumulato un po’ di lavoro… Ma ci metto un attimo, tu intanto digerisci con calma.</text:p>
      <text:p text:style-name="P39">- Ooook…</text:p>
      <text:p text:style-name="P39">+ Puoi sederti qui vicino a me sul divano, ti va? Al massimo puoi sistemare un po’ quei dati per il sito, almeno poi-</text:p>
      <text:p text:style-name="P39">- Vengo lì e mi accoccolo allora.</text:p>
      <text:p text:style-name="P39">+ Grazie davvero per la pazienza.</text:p>
      <text:p text:style-name="P39"/>
      <text:p text:style-name="pulsante">[Riapri il notebook]</text:p>
      <text:p text:style-name="P23">……………………………………………………………..</text:p>
      <text:p text:style-name="P23"/>
      <text:p text:style-name="P123"><text:span text:style-name="T68">- </text:span><text:span text:style-name="T94">Scusami Frankie, scusami davvero, lo so che per te è un periodo di mer</text:span><text:span text:style-name="T95">da.</text:span><text:span text:style-name="T94"> </text:span><text:span text:style-name="T41">M</text:span><text:span text:style-name="T94">i sento davvero giù, non trovo </text:span><text:span text:style-name="T95">un cazzo di</text:span><text:span text:style-name="T94"> lavoro, </text:span><text:span text:style-name="T95">nessuno mi risponde, mi sento inutile, che palle!</text:span><text:span text:style-name="T41"> </text:span><text:span text:style-name="T58">M</text:span><text:span text:style-name="T94">io papà mi ha proposto di iniziare </text:span><text:span text:style-name="T95">in ufficio</text:span><text:span text:style-name="T94"> da lui, </text:span><text:span text:style-name="T108">però...</text:span></text:p>
      <text:p text:style-name="P78">+ Tuo papà? Ma in uno studio di avvocati cosa faresti?</text:p>
      <text:p text:style-name="interazioni_20_particolari_3f_">Baloon di Lulu hanno effetto blur/acqua per simulare lacrime</text:p>
      <text:p text:style-name="P130"><text:span text:style-name="T94">- Eh, la segretaria. Però intanto potrebbe essere un inizio, magari mi faccio qualche contatto così. Sono veramente disperata, non trovo </text:span><text:span text:style-name="T41">niente</text:span><text:span text:style-name="T94">, dipendo dai miei, e io… io…</text:span></text:p>
      <text:p text:style-name="P78">+ Ehi ehi, tranquilla, sfogati un po’ se ti serve, son qui apposta.</text:p>
      <text:p text:style-name="P78">- E se poi inizio da mio papà e non esco più da lì? Cazzo me ne faccio di una laurea in lingue! Cazzo!</text:p>
      <text:p text:style-name="P78">+ <text:span text:style-name="T128">Be’ non sei obbligata a restare lì, puoi continuare a mandare i cv…</text:span></text:p>
      <text:p text:style-name="P78">- “<text:span text:style-name="T128">Salve la sua esperienza sarebbe? Ah la segretaria? Grazie le faremo sapere”. Ecco. Da mio padre poi! Sembra una barzelletta, fanculo. Non ne posso veramente più…</text:span></text:p>
      <text:p text:style-name="P79">+ Ehi, la cosa difficile adesso è iniziare. Una volta che inizi poi sarà un attimo, davvero.</text:p>
      <text:p text:style-name="P79">- Sì uff speriamo. Che palle. Col cazzo che arrivo alle Nazioni Unite, belle illusioni della minchia.</text:p>
      <text:p text:style-name="P79">+ Luly, adesso ti sembra impossibile, ma vedrai che andrà meglio. Uh mi sta chiamando mio papà, torno subito.</text:p>
      <text:p text:style-name="P79"/>
      <text:p text:style-name="pulsante">[<text:span text:style-name="T128">R</text:span>ispondi]</text:p>
      <text:p text:style-name="P23">………………………………………………………………………………………………………...</text:p>
      <text:h text:style-name="P176" text:outline-level="3"/>
      <text:h text:style-name="P180" text:outline-level="3">7. (luglio)</text:h>
      <text:p text:style-name="P28"/>
      <text:p text:style-name="P40">+ L’hanno ricoverato, le metastasi hanno raggiunto l’intestino. Non credo di dover aggiungere molto…</text:p>
      <text:p text:style-name="P40">- Oddio… Oddio Frankie, mi dispiace…</text:p>
      <text:p text:style-name="P40">+ Penso che passerò i prossimi giorni in ospedale, non so se riusciremo a vederci.</text:p>
      <text:p text:style-name="P40">- Ma figurati! Anzi, se vuoi posso venire a salutarlo. Mi farebbe piacere…</text:p>
      <text:p text:style-name="P40">+ Sei sicura? Dorme sempre, e quando è sveglio non è molto lucido, io ti avviso.</text:p>
      <text:p text:style-name="P40">- Sì, non rompere.</text:p>
      <text:p text:style-name="P40">+ Scusami, non so che fare…</text:p>
      <text:p text:style-name="P40">- Non ti preoccupare, ci sono qui io adesso.</text:p>
      <text:p text:style-name="P40"/>
      <text:p text:style-name="pulsante">[Ti stendi su di lei]</text:p>
      <text:p text:style-name="P40">……………………………………………………….</text:p>
      <text:p text:style-name="P40"/>
      <text:p text:style-name="P40">+ Ehi Ciccio, sei sveglio?<text:line-break/>* Più o meno…</text:p>
      <text:p text:style-name="P40">+ È venuta Luly a trovarti.</text:p>
      <text:p text:style-name="P40">* Sono messo… proprio così… male?<text:line-break/>- Ma Italo! Guardi, le ho portato qualche succo di frutta e un po’ di marmellata di limone e zenzero.</text:p>
      <text:p text:style-name="P40">* Oh grazie… Se me ne devo andare… di certo non sarò patito…</text:p>
      <text:p text:style-name="P40">- Vuole un po’ d’acqua?<text:line-break/>* No grazie Lusinda… sto bene così.</text:p>
      <text:p text:style-name="P40">- <text:span text:style-name="T129">Posso sedermi qui sul bordo? Le do fastidio? Aspetti che appoggio il libro</text:span></text:p>
      <text:p text:style-name="P40">* <text:span text:style-name="T129">No no, prego… Cosa stai leggendo di bello?</text:span></text:p>
      <text:p text:style-name="P115"><text:span text:style-name="T30">- </text:span><text:span text:style-name="T31">Un report sulla situazione de</text:span><text:span text:style-name="T32">i curdi</text:span><text:span text:style-name="T31">! L’ho quasi finito, se vuole glielo presto?</text:span></text:p>
      <text:p text:style-name="P40">* <text:span text:style-name="T129">Ohoh grazie… tienilo tu per ora.</text:span></text:p>
      <text:p text:style-name="P40"/>
      <text:p text:style-name="pulsante">[Ti siedi]</text:p>
      <text:p text:style-name="Text_20_body">……………………………………………………………</text:p>
      <text:p text:style-name="P11">* Fra… nkie…</text:p>
      <text:p text:style-name="P11">+ Ciccio, dimmi! Vuoi da bere?</text:p>
      <text:p text:style-name="P11">* Sì grazie… un succo per favore…</text:p>
      <text:p text:style-name="P11">+ Ecco qua. Vuoi altro?</text:p>
      <text:p text:style-name="P11">- No grazie… Mi riposo un po’…</text:p>
      <text:p text:style-name="P11">+ Ok, io resto qua se hai bisogno.</text:p>
      <text:p text:style-name="P11"/>
      <text:p text:style-name="pulsante">[…]</text:p>
      <text:p text:style-name="P11">……………………………………………………..</text:p>
      <text:p text:style-name="P11">- F-frankie ti prego, vieni da me, s-sto impazzendo, non riesco a r-respirar-re.</text:p>
      <text:p text:style-name="P11">+ Luly che succede?</text:p>
      <text:p text:style-name="P11">- N-non lo so, non c-capisco niente ti p-prego vieni s-subito qui</text:p>
      <text:p text:style-name="P11">+ Lu, Aspetta, respira con calma, mi senti?</text:p>
      <text:p text:style-name="P11">- Sì che ti sento cazzo! Ti s-sto supplic-cando di v-venire qui…</text:p>
      <text:p text:style-name="P11">+ Hai un attacco d’ansia?</text:p>
      <text:p text:style-name="P11"><text:soft-page-break/>- Non lo so! Cazzo Frankie, sto di merda, v-vieni qui, m-mi sento morire, ti p-prego…</text:p>
      <text:p text:style-name="P11"/>
      <text:p text:style-name="pulsante">[Vai da lei]</text:p>
      <text:p text:style-name="pulsante"/>
      <text:p text:style-name="pulsante">[Resti in ospedale]</text:p>
      <text:p text:style-name="P11">………………………………………………………………..</text:p>
      <text:p text:style-name="P118"/>
      <text:p text:style-name="P163"><text:s text:c="46"/><text:span text:style-name="T132">A <text:s/>- vai da lei</text:span> <text:s text:c="57"/></text:p>
      <text:h text:style-name="Heading_20_3" text:outline-level="3">8. <text:span text:style-name="T1">(agosto)</text:span></text:h>
      <text:p text:style-name="P168">sfondo nero, riga verde <text:span text:style-name="T130">orizzontale</text:span> continua a metà</text:p>
      <text:p text:style-name="P117"/>
      <text:p text:style-name="P168">balloon “extra”: sfondo grigio scuro (sfondo della pagina è <text:span text:style-name="T131">già </text:span>nera) con testo <text:span text:style-name="T131">di colori diversi molto chiari (azzurro, rosa, verde, giallo)</text:span></text:p>
      <text:p text:style-name="P83"/>
      <text:p text:style-name="P83">/// <text:span text:style-name="T136">Frankie? Sono la dottoressa Tania. Ti chiamo perché tuo padre… è appena spirato. Mi dispiace.</text:span></text:p>
      <text:p text:style-name="P83"/>
      <text:p text:style-name="pulsante">[Riagganci]</text:p>
      <text:p text:style-name="P83">…………………………………………………...</text:p>
      <text:p text:style-name="P83"/>
      <text:p text:style-name="P83">§ Condoglianze, Frankie, mi dispiace.</text:p>
      <text:p text:style-name="P83"># Sentite condoglianze.</text:p>
      <text:p text:style-name="P83">@ Mi dispiace, condoglianze.</text:p>
      <text:p text:style-name="P83">/ Condoglianze. Mancherà a tutti.</text:p>
      <text:p text:style-name="P83">+ Grazie, grazie mille.</text:p>
      <text:p text:style-name="P83">[...]</text:p>
      <text:p text:style-name="P117"><text:span text:style-name="T84">- Vuoi </text:span><text:span text:style-name="T33">andare a casa?</text:span></text:p>
      <text:p text:style-name="P41">+ No Luly, se non ti dispiace vorrei rimanere qualche minuto da solo.</text:p>
      <text:p text:style-name="P41">- Certo certo, ti aspetto qui fuori allora. Ti amo</text:p>
      <text:p text:style-name="P41"/>
      <text:p text:style-name="pulsante">[Chiudi la bara]</text:p>
      <text:p text:style-name="P41">…………………………………………………..</text:p>
      <text:p text:style-name="P19"/>
      <text:p text:style-name="P116"><text:span text:style-name="T86">+</text:span><text:span text:style-name="T78"> </text:span><text:span text:style-name="T86">Pronto Lu? </text:span><text:span text:style-name="T34">Come stai?</text:span></text:p>
      <text:p text:style-name="P43">- Ciao amore, tutto bene dai, al solito. Come mai questa chiamata?</text:p>
      <text:p text:style-name="P44">+ Ti va di mangiare fuori? Oggi a lavoro è andata di merda, il capo ha minacciato di licenziarmi perché non ho riconosciuto una falla nella sicurezza… Ho voglia di staccare un po’.</text:p>
      <text:p text:style-name="P44">- Oh cavoli, mi spiace… Sì dai, allora mi preparo.</text:p>
      <text:p text:style-name="P44">+ Perfetto. Oggi com’è andata dallo psicologo?</text:p>
      <text:p text:style-name="P44">- Il solito, ho tirato fuori un po’ di cose… ti racconto meglio dopo, ok?</text:p>
      <text:p text:style-name="P120"><text:span text:style-name="T20">+ Va bene, passo a prenderti </text:span><text:span text:style-name="T35">tra venti minuti</text:span><text:span text:style-name="T20">. Puntuale, mi raccomando Polpetta!</text:span></text:p>
      <text:p text:style-name="P44">- Ahah farò il possibile, a dopo, un bacio.</text:p>
      <text:p text:style-name="P44"/>
      <text:p text:style-name="pulsante">[Riagganci<text:span text:style-name="T145">]</text:span></text:p>
      <text:p text:style-name="P44">………………………………………………...</text:p>
      <text:p text:style-name="P19"/>
      <text:p text:style-name="P85">- Senti, e se ci facessimo una settimana al mare?</text:p>
      <text:p text:style-name="P85">+ Al mare? Non sapevo avessi una casa delle vacanze.</text:p>
      <text:p text:style-name="P85">- Ma no! Ci facciamo qualche giorno in un bed &amp; breakfast, di giorno sguazziamo in acqua e poi giriamo un po’. Che te ne pare?</text:p>
      <text:p text:style-name="P85">+ Non lo so Lu, io a lavoro sono sul filo del rasoio, vorrei evitare spese non necessarie…</text:p>
      <text:p text:style-name="P85">- Non preoccuparti! Ne ho già parlato con i miei, ci regalano loro tutto!</text:p>
      <text:p text:style-name="P85">+ Stai scherzando?</text:p>
      <text:p text:style-name="P85">- No no, sono seria! Dai è una figata, almeno stiamo un po’ da soli. E dopo questo periodo di merda possiamo riprenderci insieme…</text:p>
      <text:p text:style-name="P85"><text:soft-page-break/>+ Luly non me la sento di farmi pagare una vacanza dai tuoi genitori. Poi comunque dovrei pagare pranzi e cene, non credo sia la cosa migliore per me.</text:p>
      <text:p text:style-name="P85">- Che palle Frankie, non devi spendere niente, pago tutto io, tu devi solo venire con me. Ce la fai o non mi vuoi più?</text:p>
      <text:p text:style-name="P85">+ No Lusinda, non ho detto questo. Ho detto che non è il momento ideale per me, e non voglio farmi pagare…</text:p>
      <text:p text:style-name="P122"><text:span text:style-name="T87">- Ma che problemi hai? Cosa non va bene? È una vacanza, non devi spendere niente, tutto pagato, stiamo da soli e ci svaghiamo un po’. </text:span><text:span text:style-name="T35">Credo che ce lo meritiamo no?</text:span><text:span text:style-name="T87"><text:line-break/>+ Lu, per favore, al momento preferirei cercare di non rimanere disoccupato…</text:span></text:p>
      <text:p text:style-name="P85">- Cazzo Frankie, lavori da un anno senza neanche aver preso un giorno di ferie, neanche quando tuo papà stava male! Pure in ospedale! E ti pare che il tuo capo non ti dà neanche tre giorni di ferie?</text:p>
      <text:p text:style-name="P85">+ È che sto anche finendo un corso di aggiornamento, quello sull’<text:span text:style-name="T146">Experience Design</text:span> di cui ti ho parlato… E tra breve dovrebbe esserci l’esame finale.</text:p>
      <text:p text:style-name="P85">- Vabbè ho capito, fa niente.</text:p>
      <text:p text:style-name="P85">+ Lu davvero, è un anno di merda, ti prego aiutami.</text:p>
      <text:p text:style-name="P122"><text:span text:style-name="T87">- </text:span><text:span text:style-name="T36">Proprio perché è un anno di merda ti chiedo di farci questo regalo! </text:span><text:span text:style-name="T42">La vita non va a rotoli solo per te.</text:span></text:p>
      <text:p text:style-name="P85"/>
      <text:p text:style-name="pulsante">[Chiudi gli occhi]</text:p>
      <text:p text:style-name="P87">…………………………………………</text:p>
      <text:p text:style-name="P87"/>
      <text:p text:style-name="P23"><text:s/></text:p>
      <text:h text:style-name="P176" text:outline-level="3"/>
      <text:h text:style-name="P180" text:outline-level="3">9. <text:span text:style-name="T1">(settembre)</text:span></text:h>
      <text:p text:style-name="P17"/>
      <text:p text:style-name="P116"><text:span text:style-name="T79">- </text:span><text:span text:style-name="T88">Com’è andata oggi?</text:span></text:p>
      <text:p text:style-name="P87">+ Solito, una merda. Hanno cominciato a escludermi dalle riunioni col cliente, quindi direi che non è un bel segnale.</text:p>
      <text:p text:style-name="P87">- Oh cazzo… Ma il tuo capo ti ha detto qualcos<text:span text:style-name="T146">a</text:span>?</text:p>
      <text:p text:style-name="P87">+ No, niente. Mi sa che è ora di rispolverare il CV e spararlo in giro con la mitragliatrice. Oppure mi sparo io e faccio anche io.</text:p>
      <text:p text:style-name="P87">- Dai smettila! Guarda il lato positivo: <text:s/>non hai studiato lingue!</text:p>
      <text:p text:style-name="P124"><text:span text:style-name="T89">+ </text:span><text:span text:style-name="T37">A proposito, come ti trovi in ufficio?</text:span></text:p>
      <text:p text:style-name="P89">- Non mi lamento: compilo moduli, fisso riunioni, prendo appuntamenti e scrivo appunti.</text:p>
      <text:p text:style-name="P89">+ Hai mandato ancora qualche curriculum?</text:p>
      <text:p text:style-name="P89">- Eh non so più a chi scrivere, forse ho un paio di colloqui settimana prossima.</text:p>
      <text:p text:style-name="P89">+ Come “forse”? Devono <text:span text:style-name="T151">ancora</text:span> farti sapere?</text:p>
      <text:p text:style-name="P89">- No devo rispondere io, però non mi sembrano gran che come opportunità. Sarebbero stage non pagati.</text:p>
      <text:p text:style-name="P124"><text:span text:style-name="T89">+ </text:span><text:span text:style-name="T37">E che lavori sarebbero?</text:span></text:p>
      <text:p text:style-name="P46">- Due agenzie di traduzione. Dovrei occuparmi di comunicati stampa, pubblicità, rapporti col pubblico… E poi come mi mantengo se neanche mi pagano?</text:p>
      <text:p text:style-name="P46">+ Ho capito, ma almeno inizi a entrare nel giro, magari conosci qualcuno…</text:p>
      <text:p text:style-name="P47">- Almeno in ufficio da mio papà mi pagano e non vengo sfruttata, <text:span text:style-name="T151">e se non sto bene non sono obbligata ad andare in ufficio</text:span>. <text:span text:style-name="T151">H</text:span>o <text:span text:style-name="T151">anche</text:span> visto un sacco di clienti importanti, quindi magari può essere utile per il curriculum. </text:p>
      <text:p text:style-name="P124"><text:span text:style-name="T37">+ </text:span><text:span text:style-name="T40">Ok. E nella casa nuova come ti trovi?</text:span></text:p>
      <text:p text:style-name="P48">- Bene! È piccola ma la adoro, i miei sono riusciti a trovare un mutuo vantaggioso. Poi è proprio vicino all’ufficio, comodissima!</text:p>
      <text:p text:style-name="P49">+ Vuoi una mano col trasloco questo weekend?</text:p>
      <text:p text:style-name="P49">- Ahah ti sei scavato la fossa da solo, adesso non puoi più tirarti indietro!</text:p>
      <text:p text:style-name="P49">+ Oh no! Allora vado a dormire per recuperare un po’ di sonno. Ci vediamo domani, ti amo.</text:p>
      <text:p text:style-name="P49">- Anche io ti amo tesoro, a domani, non vedo l’ora!</text:p>
      <text:p text:style-name="P46"/>
      <text:p text:style-name="pulsante">[Riagganci]</text:p>
      <text:p text:style-name="P19">………………………………………………………………………………………………</text:p>
      <text:p text:style-name="P90"/>
      <text:p text:style-name="P125"><text:span text:style-name="T90">- Allora, </text:span><text:span text:style-name="T49">ti piace </text:span><text:span text:style-name="T90">il posto?</text:span></text:p>
      <text:p text:style-name="P90">+ Alla faccia del bed&amp;breakfast: sembra un hotel!</text:p>
      <text:p text:style-name="P90">- Eheh te l’ho detto, mio papà ha i clienti giusti. Dai, sistemiamo le valigie, voglio farmi una passeggiata sul lungomare!</text:p>
      <text:p text:style-name="P90">+ Ok un attimo che controllo le mail.</text:p>
      <text:p text:style-name="P90">- Dai ma pure in vacanza stai a pensare a lavoro? Stacca un po’, vedrai che ti farà bene, credimi amore…</text:p>
      <text:p text:style-name="P90">+ Lo so, lo so, volevo solo controllare se qualcuno ha risposto alle mie candidature.</text:p>
      <text:p text:style-name="P90">- Va bene, allora intanto che ne dici se mi tolgo questi pantaloncini? Sono davvero scomodi, sai…</text:p>
      <text:p text:style-name="P90">+ Aspetta ma-</text:p>
      <text:p text:style-name="P90">- In effetti anche queste mutande mi stanno un po’ strette, tu che dici?</text:p>
      <text:p text:style-name="P90"/>
      <text:p text:style-name="pulsante">[Chiudi le mail]</text:p>
      <text:p text:style-name="P90">……………………………………………..</text:p>
      <text:p text:style-name="P91"/>
      <text:p text:style-name="P91"><text:soft-page-break/></text:p>
      <text:p text:style-name="P131"><text:span text:style-name="T95">+ Ciao papà… Come va? Hai già fatto amicizia con un po’ di scheletri, wow non perdi tempo. </text:span><text:span text:style-name="T42">Scusa se non sono rimasto. Lusinda aveva bisogno di me, ha avuto un attacco di panico. Teneva un sacco a te, anche per lei è stato difficile da quando te ne sei andato. Mi manchi. Riposati un po’.</text:span></text:p>
      <text:p text:style-name="P92"/>
      <text:p text:style-name="pulsante">[Appoggi i fiori]</text:p>
      <text:h text:style-name="P180" text:outline-level="3">10. <text:span text:style-name="T1">(ottobre)</text:span></text:h>
      <text:p text:style-name="P19">a. [lui licenziato, chiede di trasferirsi da lei; genitori di lei non d’accordo; gita fuori porta, bello; conflitto per convivenza; lui le rinfaccia “ho rinunciato a mio padre per te”]</text:p>
      <text:p text:style-name="P19"/>
      <text:p text:style-name="P90">+ È ufficiale: sono disoccupato.</text:p>
      <text:p text:style-name="P125"><text:span text:style-name="T90">- Oddio… <text:s/>Mi spiace </text:span><text:span text:style-name="T42">amore</text:span><text:span text:style-name="T90">…</text:span></text:p>
      <text:p text:style-name="P132"><text:span text:style-name="T90">+ Eh che ci devo fare. </text:span><text:span text:style-name="T96">Per iniziare </text:span><text:span text:style-name="T42">provo a chiedere</text:span><text:span text:style-name="T91"> una mano ai miei coinquilini, magari possiamo dividerci le spese in modo diverso, non lo so.</text:span></text:p>
      <text:p text:style-name="P127"><text:span text:style-name="T90">- </text:span><text:span text:style-name="T91">Be’ in caso puoi stare </text:span><text:span text:style-name="T39">nel</text:span><text:span text:style-name="T91">la vecchia casa di tuo papà, no?</text:span></text:p>
      <text:p text:style-name="P126"><text:span text:style-name="T13">+ Come scusa? Anche lui è sempre stato in affitto lì, e io </text:span><text:span text:style-name="T96">ormai</text:span><text:span text:style-name="T13"> dato la disdetta, non potevo mica permettermi due appartamenti…</text:span></text:p>
      <text:p text:style-name="P93">- Ah cazzo, non lo sapevo.</text:p>
      <text:p text:style-name="P126"><text:span text:style-name="T13">+ </text:span><text:span text:style-name="T92">Stavo pensando… E se mi trasferissi da te? Potremmo dividerci le spese, e così non avrei bisogno di pagare anche un affitto… che ne dici?</text:span></text:p>
      <text:p text:style-name="P94">- Io… non so, si potrebbe fare. Sei sicuro? È un passo importante, non vorrei fosse solo una necessità temporanea.</text:p>
      <text:p text:style-name="P95">+ Be’, che c’è di male? Per me sarebbe davvero di aiuto, e poi comunque prima o poi arriverà lo stesso questo momento!</text:p>
      <text:p text:style-name="P95">- Ok…</text:p>
      <text:p text:style-name="P95"/>
      <text:p text:style-name="pulsante">[La abbracci]</text:p>
      <text:p text:style-name="P95">…………………………………………………………….</text:p>
      <text:p text:style-name="P95"/>
      <text:p text:style-name="P96">+ Be’, direi che sono soddisfatto!</text:p>
      <text:p text:style-name="P96">- Ahah sì, che giro spettacolare!</text:p>
      <text:p text:style-name="P96">+ Non ho mai visitato così tanti castelli in un giorno solo.</text:p>
      <text:p text:style-name="P96">- E poi quella panetteria era fantastica, che profumo, e che buone quelle paste! Ci torniamo domani?</text:p>
      <text:p text:style-name="P96">+ Dai, faccio inversione a U e ci andiamo adesso!</text:p>
      <text:p text:style-name="P96">- No no non fare il matto in autostrada ti prego-</text:p>
      <text:p text:style-name="P96">+ Ahah va bene va bene. Mi mancava una giornata così, grazie Luly.</text:p>
      <text:p text:style-name="P96">- Lo so, è bello camminare con te, anche se sei sempre critico e analitico di tutto. Però mi fai prestare attenzione a cose di cui non mi accorgo! Ti amo davvero un sacco.</text:p>
      <text:p text:style-name="P96">+ Ti amo anche io, Luly, da morire.</text:p>
      <text:p text:style-name="P96"/>
      <text:p text:style-name="pulsante">[Le sorridi]</text:p>
      <text:p text:style-name="P96">…………………………………………………………………………..</text:p>
      <text:p text:style-name="P96"/>
      <text:p text:style-name="P96">+ Lusinda quante volte ti ho chiesto di non entrare con le scarpe?</text:p>
      <text:p text:style-name="P96">- Santo cielo Frankie, sai che tragedia! Quando torno stasera passo l’aspirapolvere, cosa vuoi che sia…</text:p>
      <text:p text:style-name="P96">+ Che nel frattempo sono io che devo starci tutto il giorno nello sporco.</text:p>
      <text:p text:style-name="P96">- Ok, prendi e vai a farti un giro allora! Vai in biblioteca, almeno esci un po’ da questa cazzo di casa!</text:p>
      <text:p text:style-name="P128"><text:span text:style-name="T13">+ </text:span><text:span text:style-name="T96">Scusa, ma è </text:span><text:span text:style-name="T13">possibile che devi sempre fare come ti gira? Se eviti di sporcare, eviti di dover pulire, non è difficile cazzo.</text:span></text:p>
      <text:p text:style-name="P128"><text:span text:style-name="T13">- Sì benissimo, se proprio è così un problema chiama la donna delle pulizie, t</text:span><text:span text:style-name="T96">e</text:span><text:span text:style-name="T13"> la pago io. Almeno non mi rompi più </text:span><text:span text:style-name="T96">i coglioni</text:span><text:span text:style-name="T13">, manco fosse casa tua, perdiana.</text:span></text:p>
      <text:p text:style-name="P96">+ Cazzo Luly ti ho chiesto una cosa semplice, mica la luna! Possibile che non ti possa chiedere mai nulla?</text:p>
      <text:p text:style-name="P128"><text:soft-page-break/><text:span text:style-name="T13">- Frankie ma sei stronzo o cosa? </text:span><text:span text:style-name="T93">Ti ospito in casa mia e mi vuoi anche dire come cazzo devo comportarmi? Non sei mio padre, non rompere!</text:span></text:p>
      <text:p text:style-name="P129"><text:span text:style-name="T13">+ Minchia che gentilezza. </text:span><text:span text:style-name="T96">Cristo, io ho abbandonato mio papà sul letto di morte e tu non riesci a toglierti un paio di scarpe se te lo chiedo? Grazie mille.</text:span></text:p>
      <text:p text:style-name="P136"><text:span text:style-name="T96">- … sei veramente una merda. </text:span><text:span text:style-name="T47">Vaffanculo</text:span><text:span text:style-name="T96">. </text:span><text:span text:style-name="T100">Adesso vado all’appuntamento dallo psicologo, ma non aspettarmi per pranzo.</text:span></text:p>
      <text:p text:style-name="P98">+ Io…</text:p>
      <text:p text:style-name="P98"/>
      <text:p text:style-name="pulsante"><text:span text:style-name="T96">[</text:span><text:span text:style-name="T43">Chiudi la porta</text:span><text:span text:style-name="T97">]</text:span></text:p>
      <text:p text:style-name="P97">………………………………………………….</text:p>
      <text:h text:style-name="P180" text:outline-level="3">11. <text:span text:style-name="T1">(novembre)</text:span></text:h>
      <text:p text:style-name="P25"/>
      <text:p text:style-name="P25">- <text:span text:style-name="T138">Mi ha prescritto degli antidepressivi.</text:span></text:p>
      <text:p text:style-name="P100">+ Oddio Lu, ma sei sicura che ti servano davvero?</text:p>
      <text:p text:style-name="P100">- Be’, me l’ha detto un medico, mica il mio vicino di casa.</text:p>
      <text:p text:style-name="P100">+ Sì lo so, è vero, però…</text:p>
      <text:p text:style-name="P100">- Sì, hanno controindicazioni.</text:p>
      <text:p text:style-name="P100">+ Ok…</text:p>
      <text:p text:style-name="P100">- Ordi<text:span text:style-name="T144">ni</text:span>amo la cena? Non ho voglia di cucinare.</text:p>
      <text:p text:style-name="P100">+ Posso cucinare io, cosa c’è in frigo?</text:p>
      <text:p text:style-name="P100">- È vuoto, non ho voglia di fare la spesa. Ordiniamo cinese? O messicano?</text:p>
      <text:p text:style-name="P100">+ Lu, non possiamo sempre ordinare d’asporto, io non ho molti-</text:p>
      <text:p text:style-name="P100">- Offro io, non rompere. Messicano dai.</text:p>
      <text:p text:style-name="P100">+ No Lu, non è quello il discorso, non puoi sempre offrire t<text:span text:style-name="T139">u. Vado io a fare la spesa, dai, torno subito.</text:span></text:p>
      <text:p text:style-name="P100">- <text:span text:style-name="T139">Che palle! Ma perché devi sempre fare così?</text:span></text:p>
      <text:p text:style-name="P101">+ Perché non posso permettermi di ordinare sempre, e non voglio dipendere da te per ogni cosa!</text:p>
      <text:p text:style-name="P101">- Checcazzo, allora vai a fare la spesa! Io intanto rimango a letto <text:span text:style-name="T140">ancora</text:span> un po’.</text:p>
      <text:p text:style-name="P101">+ Vuoi qualcosa dal supermercato?</text:p>
      <text:p text:style-name="P101">- Lamette da polso, grazie.</text:p>
      <text:p text:style-name="P101">+ Ok, a dop<text:span text:style-name="T142">o.</text:span></text:p>
      <text:p text:style-name="P101"/>
      <text:p text:style-name="pulsante">[Ti infili le scarpe]</text:p>
      <text:p text:style-name="P101">…………………………………………………………….</text:p>
      <text:p text:style-name="P101"/>
      <text:p text:style-name="P139"><text:span text:style-name="T103">- </text:span><text:span text:style-name="T54">Non abbandonarmi Frankie. </text:span><text:span text:style-name="T103">Non so cosa fare senza di te...</text:span></text:p>
      <text:p text:style-name="P102">+ Scherzi? <text:span text:style-name="T145">Anzi, s</text:span>cusami Luly, questo periodo è un delirio. Ti sto trattando di merda perché sono nervoso, tutti questi colloqui senza senso mi mettono angoscia, non riesco a rallentare i pensieri e sono ossessionato dalla paura di restare disoccupato a vita-</text:p>
      <text:p text:style-name="P102">- Ehi, non preoccuparti. Pure io ci sono in mezzo fino al collo. Almeno ho i miei che mi aiutano, e non hai idea di quanto mi dispiaccia non poter fare nulla per te. Non vuoi mai accettare un aiuto…</text:p>
      <text:p text:style-name="P102">+ Lo so, è che… mi sento in colpa. Non ti voglio sfruttare, voglio fare quello che riesco con le mie forze.</text:p>
      <text:p text:style-name="P102">- Ma è impossibile in questo momento Frankie, non lo capisci? Non puoi farcela da solo, lascia che ti aiuti, ti prego.</text:p>
      <text:p text:style-name="P102">+ Tipo con un bacio?<text:line-break/>- Ahah sì, possiamo iniziare con un bacio. Ma soltanto se poi me ne dai uno tu!</text:p>
      <text:p text:style-name="P102">+ Uno solo, non di più eh!</text:p>
      <text:p text:style-name="P102">- Vieni qui scemo. Ne usciremo insieme, ce la faremo.</text:p>
      <text:p text:style-name="P102">+ Grazie Lu. Ti amo.</text:p>
      <text:p text:style-name="P102">- Ti amo anche io scemo al quadrato.</text:p>
      <text:p text:style-name="P102"/>
      <text:p text:style-name="pulsante">[La baci]</text:p>
      <text:p text:style-name="P102">……………………………………………………………….</text:p>
      <text:p text:style-name="P102"/>
      <text:p text:style-name="P101"/>
      <text:p text:style-name="P103">+ Esco, vado al colloquio! Hai bisogno qualcosa? Ho visto che c’è una mostra al castello, possiamo andarci quando torno-</text:p>
      <text:p text:style-name="P103">- No, oggi non ho voglia.</text:p>
      <text:p text:style-name="P103"><text:soft-page-break/>+ Cazzo Luly, non puoi stare tutto il giorno a letto! Reagisci, leggi, fai qualcosa, ti prego!</text:p>
      <text:p text:style-name="P103">- Ma perché sei così stronzo? Secondo te mi piace stare a letto tutto il giorno?</text:p>
      <text:p text:style-name="P103">+ Ma che ne so, ti lamenti di stare male e poi non fai niente per stare meglio.</text:p>
      <text:p text:style-name="P140"><text:span text:style-name="T104">- Perché non ce la faccio, Frankie, cazzo, non ci riesco! Se fosse per me </text:span><text:span text:style-name="T19">te lo giuro</text:span><text:span text:style-name="T48"> io sarei fuori per strada a </text:span><text:span text:style-name="T54">ballare o in biblioteca a leggere o a lavorare al quel cazzo di nostro sito</text:span><text:span text:style-name="T48">! Non me ne starei qui chiusa in casa a letto a consumare le lenzuola. Cristo, ma davvero non ci arrivi?</text:span></text:p>
      <text:p text:style-name="P52">+ Non lo so, mi sembra che ti ci crogioli...</text:p>
      <text:p text:style-name="P52">- Mi crogiolo? Diosanto Frankie levati dal cazzo.</text:p>
      <text:p text:style-name="P52"/>
      <text:p text:style-name="pulsante">[Raccogli lo zaino]</text:p>
      <text:p text:style-name="P52">……………………………………………………………..</text:p>
      <text:h text:style-name="P180" text:outline-level="3">12. <text:span text:style-name="T1">(dicembre)</text:span></text:h>
      <text:p text:style-name="P107"/>
      <text:p text:style-name="P156">- <text:span text:style-name="T147">È tutto nero, mi sembra di non poter mai uscire da questo abisso. Mi sembra di nuotare senza fine, e sono così stanca. Vorrei fermarmi, chiudere gli occhi, prendere un respiro profondo… Ma so che se mi fermo il mare mi inghiotte, com’è successo quella sera. Non voglio più sentirmi così. Ma sono stufa di nuotare, sono stanca di nuotare senza mai capire dove sta andando!</text:span></text:p>
      <text:p text:style-name="P157">+ Posso fare qualcosa per te, Luly?</text:p>
      <text:p text:style-name="P157">- Sì: ascoltarmi. E capirmi. E credermi. Ti prego.</text:p>
      <text:p text:style-name="P157">+ Io… Scusami Luly. Hai ragione, faccio fatica a crederti perché non capisco davvero quello che provi.</text:p>
      <text:p text:style-name="P157">- E va benissimo Frankie, non puoi capire tutto. <text:span text:style-name="T153">Ma</text:span> non puoi fare niente per salvarmi, mi devo salvare da sola. <text:span text:style-name="T154">T</text:span>i chiedo solo di non peggiorare le cose. Non obbligarmi a cacciarti: ti voglio nella mia vita, <text:span text:style-name="T154">m</text:span>a non voglio una vita d’inferno.</text:p>
      <text:p text:style-name="P157">+ Ok. Promesso.</text:p>
      <text:p text:style-name="P157">- Grazie. Ti amo Frankie, ti amo da morire. Mi sembrano passati mille anni dal nostro primo caffè, è successo tutto così in fretta…</text:p>
      <text:p text:style-name="P157">+ Grazie di esserci Luly. Ti amo.</text:p>
      <text:p text:style-name="P157"/>
      <text:p text:style-name="P175">[La abbracci]</text:p>
      <text:p text:style-name="P156"/>
      <text:p text:style-name="P158">…………………………………………………………………………………</text:p>
      <text:p text:style-name="P158"/>
      <text:p text:style-name="P106"/>
      <text:p text:style-name="P105">+ Ti ricordi quell’azienda di consulenza informatica, poco fuori città?</text:p>
      <text:p text:style-name="P105">- Mmm… ah sì! Quella col logo brutto?</text:p>
      <text:p text:style-name="P104">+ <text:span text:style-name="T143">Ahah esatto, mi ha </text:span>proposto un contratto di apprendistato!</text:p>
      <text:p text:style-name="P104">- Wow Frankie ma è un’ottima notizia!</text:p>
      <text:p text:style-name="P104">+ Non è gran che il posto, programmatore duro e puro, però insomma mica posso lamentarmi adesso.</text:p>
      <text:p text:style-name="P104">- Vabbè l’importante è ricominciare! Poi vedrai che arriveranno altre opportunità, ne sono sicura. <text:span text:style-name="T143">Ti hanno già detto quando inizi?</text:span></text:p>
      <text:p text:style-name="P138"><text:span text:style-name="T102">+ Hanno detto che con le pratiche ci vorranno almeno un paio di settimane, quindi realisticamente inizierò a fine mese.</text:span><text:span text:style-name="T101"> </text:span><text:span text:style-name="T102">Che ne dici: festeggiamo </text:span><text:span text:style-name="T50">con una bella cena fuori?</text:span></text:p>
      <text:p text:style-name="P53">- Mmm non lo so Frankie, stasera non me la sento. I nuovi farmaci oggi mi hanno proprio steso, sono stanchissima e non capisco niente…</text:p>
      <text:p text:style-name="P54">+ Fa niente dai, allora ordiniamo qualcosa e ci guardiamo un bel film?</text:p>
      <text:p text:style-name="P54">- Dai sì! È uscita quella nuova serie trash, la iniziamo?</text:p>
      <text:p text:style-name="P54">+ Io pensavo a qualcosa di un po’ più…</text:p>
      <text:p text:style-name="P54">- Oh no ti prego, non uno dei tuoi mattoni!</text:p>
      <text:p text:style-name="P54">+ Ooook allora cosa ordiniamo? </text:p>
      <text:p text:style-name="P54"/>
      <text:p text:style-name="pulsante">[Chiami la pizzeria]</text:p>
      <text:p text:style-name="P54">………………………………………………….</text:p>
      <text:p text:style-name="P54"/>
      <text:p text:style-name="P56"/>
      <text:p text:style-name="P154"><text:span text:style-name="T61">+ Ti va di venire con me?<text:line-break/>- </text:span><text:span text:style-name="T62">Mmm… dove vorresti andare?</text:span></text:p>
      <text:p text:style-name="P148">+ Pensavo di andare a trovare mio papà.</text:p>
      <text:p text:style-name="P148">- Ah, al cimitero…?</text:p>
      <text:p text:style-name="P148">+ Mi cambio ed esco. Tu che fai?</text:p>
      <text:p text:style-name="P148"><text:soft-page-break/>- Magari la prossima volta ti accompagno, non me la sento ancora.</text:p>
      <text:p text:style-name="P148">+ Ok, capisco. Sembra che a te non importi gran che.</text:p>
      <text:p text:style-name="P148">- No Frankie, non ho detto questo, ti prego…</text:p>
      <text:p text:style-name="P148">+ Se potessi tornerei indietro rimarrei con lui. Magari avrebbe sofferto meno, chi lo sa.</text:p>
      <text:p text:style-name="P148">- F-Frankie… Perché? P-Perché mi fai questo?</text:p>
      <text:p text:style-name="P148">+ Perché mi sento in colpa. Perché sembra che manchi solo a me.</text:p>
      <text:p text:style-name="P148"/>
      <text:p text:style-name="P174">[Chiudi la porta]</text:p>
      <text:p text:style-name="P148">……………………………………………….</text:p>
      <text:p text:style-name="P149"/>
      <text:p text:style-name="P146">+ Posso metterli su questo lato della libreria?</text:p>
      <text:p text:style-name="P146">- Oddio ma io non pensavo fossero così tanti!</text:p>
      <text:p text:style-name="P146">+ Eh sì, li ho portati via dalla vecchia casa di mio papà. Pensavo di tirare fuori i libri più interessanti, e magari quelli un po’ più vecchi lasciarli nei cartoni. Che te ne pare?</text:p>
      <text:p text:style-name="P146">- Frankie non sono sicura di voler riempire casa mia con tutti questi libri di tuo papà…</text:p>
      <text:p text:style-name="P146">+ Perché scusa? È tutto quello che mi rimane di lui!</text:p>
      <text:p text:style-name="P146">- Frankie, ti prego… non mi piace molto l’idea di essere circondata da questi ricordi, tutto qui.</text:p>
      <text:p text:style-name="P153"><text:span text:style-name="T59">+ Ma sono classici: Saramago, Borges, Poe!</text:span><text:span text:style-name="T60"> S</text:span><text:span text:style-name="T59">ono libri che può leggere chiunque.</text:span></text:p>
      <text:p text:style-name="P146">- Lo so, lo so, però ti prego…</text:p>
      <text:p text:style-name="P146">+ E cosa faccio? Butto via tutto?</text:p>
      <text:p text:style-name="P146">- No no! Puoi… puoi metterli in soffitta no? Tanto è vuota!</text:p>
      <text:p text:style-name="P146">+ Sì, così rimarranno là a far solo la polvere.</text:p>
      <text:p text:style-name="P146">- Frankie ti prego…</text:p>
      <text:p text:style-name="P147"><text:span text:style-name="T148">+ </text:span>Almeno ne posso tirare fuori qualcuno?</text:p>
      <text:p text:style-name="P147">- Ma sì certo! Solo… non riempire la libreria.</text:p>
      <text:p text:style-name="P147">+ Grazie.</text:p>
      <text:p text:style-name="P60"/>
      <text:p text:style-name="P54"/>
      <text:p text:style-name="P159">+ Posso metterli su questo lato della libreria?</text:p>
      <text:p text:style-name="P159">- Oddio ma io non pensavo fossero così tanti!</text:p>
      <text:p text:style-name="P161"><text:span text:style-name="T50">+ Eh sì, li ho portati via dalla vecchia casa di mio papà. Pensavo di tirare fuori dai libri più interessanti, e magari quelli un po’ più vecchi di lasciarli nei cartoni. Più o meno mi servirà </text:span><text:span text:style-name="T51">metà</text:span><text:span text:style-name="T50"> della </text:span><text:span text:style-name="T51">parete</text:span><text:span text:style-name="T50">.</text:span></text:p>
      <text:p text:style-name="P161"><text:span text:style-name="T50">- Così tanto spazio? </text:span><text:span text:style-name="T52">Wow sono tantissimi! Aspetta, ti do una mano.</text:span></text:p>
      <text:p text:style-name="P160">+ Ehi bella, aspetta: che metodo di archiviazione adottiamo? In ordine per autore, per periodo storico, per paese di origine, per tipologia di letteratura, per anno di pubblicazione?</text:p>
      <text:p text:style-name="P162"><text:span text:style-name="T156">- Facciamo così: t</text:span><text:span text:style-name="T157">u</text:span><text:span text:style-name="T156"> me li passi e io li metto sulle mensole. Se non </text:span><text:span text:style-name="T157">sei d’accordo con la metodologia</text:span><text:span text:style-name="T156">, </text:span><text:span text:style-name="T157">te li tiro in testa:</text:span><text:span text:style-name="T156"> che ne dici?</text:span></text:p>
      <text:p text:style-name="P160">+ Mi sembra un approccio molto autoritar-</text:p>
      <text:p text:style-name="P160">- <text:span text:style-name="T155">Uff, e allora facciamo</text:span> che ti riempio di baci finché non stramazzi a terra, così poi ci penso da sola!</text:p>
      <text:p text:style-name="P160">+ Autoritaria ma molto allettante. Facciamo così: ogni libro un bacio.</text:p>
      <text:p text:style-name="P160">- Mmm. Ok, ci sto!</text:p>
      <text:p text:style-name="P160">+ Perfetto si comincia con “Bar Sport”!</text:p>
      <text:p text:style-name="P160"/>
      <text:p text:style-name="P175">[Le baci la mano]</text:p>
      <text:p text:style-name="P159">………………………………………………….</text:p>
      <text:p text:style-name="P57"/>
      <text:p text:style-name="P143">- Io… Grazie Frankie. Forse non ti ho mai ringraziato.</text:p>
      <text:p text:style-name="P143">+ Per cosa? Voglio dire, ho fatto veramente tanti gesti cavallereschi per te, non puoi pretendere che li ricordi tut-</text:p>
      <text:p text:style-name="P143"><text:soft-page-break/>- Per essere venuto da me la notte in cui è morto tuo padre.</text:p>
      <text:p text:style-name="P143">+ Ah.</text:p>
      <text:p text:style-name="P150"><text:span text:style-name="T20">- Lo so che ci pensi ancora e che ti dispiace averlo abbandonato. Ma apprezzo quello che hai fatto </text:span><text:span text:style-name="T53">per m</text:span><text:span text:style-name="T55">e. Ero veramente a pezzi, non so cosa sarebbe successo senza di te...</text:span></text:p>
      <text:p text:style-name="P144">+ Sai, certi giorni ci ripenso.</text:p>
      <text:p text:style-name="P145">- Tornare indietro e restare con lui?</text:p>
      <text:p text:style-name="P151"><text:span text:style-name="T55">+ Sì</text:span><text:span text:style-name="T53">. Abbracciarlo, dirgli che gli </text:span><text:span text:style-name="T55">v-</text:span><text:span text:style-name="T53">voglio bene, </text:span><text:span text:style-name="T55">di n-non p-preoccup-parsi, </text:span><text:span text:style-name="T53">che andrà </text:span><text:span text:style-name="T55">t-</text:span><text:span text:style-name="T53">tutto </text:span><text:span text:style-name="T55">b-</text:span><text:span text:style-name="T53">bene.</text:span></text:p>
      <text:p text:style-name="P152"><text:span text:style-name="T20">- Anche io avrei voluto salutarlo. </text:span><text:span text:style-name="T55">Andrà tutto bene amore mio.</text:span></text:p>
      <text:p text:style-name="P57"/>
      <text:p text:style-name="P55">…………………………………………………..</text:p>
      <text:p text:style-name="P55"/>
      <text:p text:style-name="P137"><text:span text:style-name="T20">+ Ciao papà, come te la cavi qui? </text:span><text:span text:style-name="T56">T</text:span><text:span text:style-name="T20">e la spassi eh? Sempre il solito.</text:span></text:p>
      <text:p text:style-name="P155"><text:span text:style-name="T51">S</text:span><text:span text:style-name="T20">pero mi perdonerai se non ci sono stato fino all’ultimo.</text:span></text:p>
      <text:p text:style-name="P59">Avrei voluto salutarti quando te ne sei andato, <text:span text:style-name="T149">s</text:span><text:span text:style-name="T145">e potessi tornare indietro ti abbraccerei ancora una volta.</text:span></text:p>
      <text:p text:style-name="P137"><text:span text:style-name="T51">M</text:span><text:span text:style-name="T20">i manchi un sacco. </text:span></text:p>
      <text:p text:style-name="P61">Spero che Luly si riprenda presto.</text:p>
      <text:p text:style-name="P61"/>
      <text:p text:style-name="pulsante">[Appoggi i fiori]</text:p>
      <text:p text:style-name="P58">………………………………………………...</text:p>
      <text:p text:style-name="P164"><text:s text:c="54"/><text:span text:style-name="T133">B</text:span> <text:s text:c="53"/></text:p>
      <text:h text:style-name="P179" text:outline-level="3">8. <text:span text:style-name="T1">(agosto)</text:span></text:h>
      <text:p text:style-name="P20">b. <text:span text:style-name="T10">[lui ha problemi sul lavoro; lei sta dai genitori; lei va in vacanza con genitori]</text:span></text:p>
      <text:p text:style-name="P167"/>
      <text:p text:style-name="P166">?? sfondo nero, riga verde <text:span text:style-name="T130">orizzontale</text:span> continua a metà??</text:p>
      <text:p text:style-name="P167">balloon “extra”: sfondo grigio scuro (sfondo della pagina è <text:span text:style-name="T131">già </text:span>nera) con testo <text:span text:style-name="T131">di colori diversi molto chiari (azzurro, rosa, verde, giallo)</text:span></text:p>
      <text:p text:style-name="P84"/>
      <text:p text:style-name="P5">* F-Frankie…</text:p>
      <text:p text:style-name="P13"><text:span text:style-name="T98">+ Ciccio, sono qui. </text:span><text:span text:style-name="T44">Devo sistemarti il letto? È troppo alto?</text:span></text:p>
      <text:p text:style-name="P4">* Sii forte, Frankie… e porta pazienza. Te la caverai…</text:p>
      <text:p text:style-name="P5">+ Papà! </text:p>
      <text:p text:style-name="P5"/>
      <text:p text:style-name="P166">?? sfondo nero, riga verde <text:span text:style-name="T130">orizzontale</text:span> continua a metà ??</text:p>
      <text:p text:style-name="P5"/>
      <text:p text:style-name="pulsante">[<text:span text:style-name="T137">Chiami l’infermiera]</text:span></text:p>
      <text:p text:style-name="P4">…………………………………………………..</text:p>
      <text:p text:style-name="P84"/>
      <text:p text:style-name="P84">§ Condoglianze, Frankie, mi dispiace.</text:p>
      <text:p text:style-name="P84"># Sentite condoglianze.</text:p>
      <text:p text:style-name="P84">@ Mi dispiace, condoglianze.</text:p>
      <text:p text:style-name="P84">/ Condoglianze. Mancherà a tutti.</text:p>
      <text:p text:style-name="P84">+ Grazie, grazie mille. <text:span text:style-name="T134">Ce la caveremo.</text:span></text:p>
      <text:p text:style-name="P172"/>
      <text:p text:style-name="P169">[Chiudi la bara]</text:p>
      <text:p text:style-name="P42">…………………………………………………..</text:p>
      <text:p text:style-name="P20"/>
      <text:p text:style-name="P133"><text:span text:style-name="T86">+</text:span><text:span text:style-name="T78"> </text:span><text:span text:style-name="T86">Pronto Lu? </text:span><text:span text:style-name="T34">Come stai?</text:span></text:p>
      <text:p text:style-name="P45">- Ciao amore, tutto bene dai, al solito. Come mai questa chiamata?</text:p>
      <text:p text:style-name="P45">+ Ti va di mangiare fuori? Oggi a lavoro è andata di merda, il capo ha minacciato di licenziarmi perché non ho riconosciuto una falla nella sicurezza… Ho voglia di staccare un po’.</text:p>
      <text:p text:style-name="P45">- Oh cavoli, mi spiace… Sì dai, allora mi preparo.</text:p>
      <text:p text:style-name="P45">+ Perfetto. Oggi com’è andata dallo psicologo?</text:p>
      <text:p text:style-name="P133"><text:span text:style-name="T34">- Il solito, </text:span><text:span text:style-name="T48">adesso sta valutando di mandarmi da uno specialista per avere anche una terapia famacologica</text:span><text:span text:style-name="T34">… ti racconto meglio dopo, ok?</text:span></text:p>
      <text:p text:style-name="P121"><text:span text:style-name="T20">+ Va bene, passo a prenderti </text:span><text:span text:style-name="T35">tra venti minuti</text:span><text:span text:style-name="T20">. Puntuale, mi raccomando Polpetta!</text:span></text:p>
      <text:p text:style-name="P45">- Ahah farò il possibile, a dopo, un bacio.</text:p>
      <text:p text:style-name="P45"/>
      <text:p text:style-name="P173">[Riaggancia]</text:p>
      <text:p text:style-name="Standard">………………………………………………………</text:p>
      <text:p text:style-name="Standard"/>
      <text:p text:style-name="P86">- Senti, e se ci facessimo una settimana al mare?</text:p>
      <text:p text:style-name="P86">+ Al mare? Non sapevo avessi una casa delle vacanze.</text:p>
      <text:p text:style-name="P86">- Ma no! Ci facciamo qualche giorno in un bed &amp; breakfast, di giorno sguazziamo in acqua e poi giriamo un po’. Che te ne pare?</text:p>
      <text:p text:style-name="P86">+ Non lo so Lu, io a lavoro sono sul filo del rasoio, vorrei evitare spese non necessarie…</text:p>
      <text:p text:style-name="P86"><text:soft-page-break/>- Non preoccuparti! Ne ho già parlato con i miei, ci regalano loro tutto!</text:p>
      <text:p text:style-name="P86">+ Stai scherzando?</text:p>
      <text:p text:style-name="P86">- No no, sono seria! Dai è una figata, almeno stiamo un po’ da soli. E dopo questo periodo di merda possiamo riprenderci insieme…</text:p>
      <text:p text:style-name="P86">+ Luly non me la sento di farmi pagare una vacanza dai tuoi genitori. Poi comunque dovrei pagare pranzi e cene, non credo sia la cosa migliore per me.</text:p>
      <text:p text:style-name="P86">- Che palle Frankie, non devi spendere niente, pago tutto io, tu devi solo venire con me. Ce la fai o non mi vuoi più?</text:p>
      <text:p text:style-name="P86">+ No Lusinda, non ho detto questo. Ho detto che non è il momento ideale per me, e non voglio farmi pagare…</text:p>
      <text:p text:style-name="P134"><text:span text:style-name="T87">- Ma che problemi hai? Cosa non va bene? È una vacanza, non devi spendere niente, tutto pagato, stiamo da soli e ci svaghiamo un po’. </text:span><text:span text:style-name="T35">Credo che ce lo meritiamo no?</text:span><text:span text:style-name="T87"><text:line-break/>+ Lu, per favore, al momento preferirei cercare di non rimanere disoccupato…</text:span></text:p>
      <text:p text:style-name="P86">- Cazzo Frankie, lavori da un anno senza neanche aver preso un giorno di ferie, neanche quando tuo papà stava male! Pure in ospedale! E ti pare che il tuo capo non ti dà neanche tre giorni di ferie?</text:p>
      <text:p text:style-name="P86">+ È che sto anche finendo un corso di aggiornamento, quello <text:span text:style-name="T141">sull’Experience Design</text:span> di cui ti ho parlato… E tra breve dovrebbe esserci l’esame finale.</text:p>
      <text:p text:style-name="P86">- Vabbè ho capito, fa niente.</text:p>
      <text:p text:style-name="P86">+ Lu davvero, è un anno di merda, ti prego aiutami.</text:p>
      <text:p text:style-name="P134"><text:span text:style-name="T87">- </text:span><text:span text:style-name="T36">Proprio perché è un anno di merda ti chiedo di farci questo regalo! </text:span><text:span text:style-name="T42">La vita non va a rotoli solo per te. </text:span><text:span text:style-name="T45">Cazzo, per fortuna che ci sono stati i miei quando ho avuto quell’attacco di panico.</text:span></text:p>
      <text:p text:style-name="P50">+ Cosa vuoi che ti dica? Vacci con i tuoi in vacanza allora, cosa vuoi da me.</text:p>
      <text:p text:style-name="P50">- Vorrei solo un po’ di comprensione.</text:p>
      <text:p text:style-name="P86"/>
      <text:p text:style-name="P171">[Chiudi gli occhi]</text:p>
      <text:p text:style-name="P88">…………………………………………</text:p>
      <text:h text:style-name="P181" text:outline-level="3">9. <text:span text:style-name="T1">(settembre)</text:span></text:h>
      <text:p text:style-name="P119"><text:span text:style-name="T78">b. </text:span><text:span text:style-name="T85">[a lavoro va meglio, ottima impressione con cliente; lei passa più tempo con genitori; lui cerca lei, ma genitori di lei contrari]</text:span></text:p>
      <text:p text:style-name="P82"/>
      <text:p text:style-name="P135"><text:span text:style-name="T85">+ </text:span><text:span text:style-name="T13">Allora domani parti?<text:line-break/>- Sì! Non vedo l’ora, non hai idea.</text:span></text:p>
      <text:p text:style-name="P99">+ A che ora hai l’aereo?</text:p>
      <text:p text:style-name="P99">- Alle nove di mattina, e dovremmo arrivare intorno alle undici. Mollo le valigie in albergo e mi butto in mare, non aspetto altro.</text:p>
      <text:p text:style-name="P134"><text:span text:style-name="T99">+ Ahah bene mi fa piacere. </text:span><text:span text:style-name="T45">Hai la stanza singola o con i tuoi?</text:span></text:p>
      <text:p text:style-name="P50">- Singola, mica <text:s/>ho quindici anni!</text:p>
      <text:p text:style-name="P50">+ Uuuuh così puoi portarti i camerieri in camera, che figo!</text:p>
      <text:p text:style-name="P50">- Ma smettila scemo… A lavoro com’è andata?</text:p>
      <text:p text:style-name="P50">+ Oggi incredibilmente meglio! A quanto pare il problema di sicurezza era nel servizio del fornitore, non nel codice che ho scritto io. Quindi sono salvo!</text:p>
      <text:p text:style-name="P50">- Davvero? E il tuo capo?</text:p>
      <text:p text:style-name="P50">+ Ahah si è scusato mortalmente con me. Domani mi ha fissato un appuntamento col cliente così gli spiego la situazione.</text:p>
      <text:p text:style-name="P50">- Wow, chi ti ferma più!</text:p>
      <text:p text:style-name="P50">+ Ah, dimenticavo: ho superato l’esame del corso! A quanto pare ci sono un paio di aziende interessate, mi hanno chiesto di mandare un curriculum.</text:p>
      <text:p text:style-name="P50">- Addirittura? Sono tanto felice per te!</text:p>
      <text:p text:style-name="P135"><text:span text:style-name="T20">+ Tu che hai combinato oggi? Stai un po’ meglio?<text:line-break/>- </text:span><text:span text:style-name="T46">Non mi sono quasi alzata dal letto, ho pianto un po’ e poi mi sono fatta una doccia. Niente di speciale..</text:span></text:p>
      <text:p text:style-name="P51">+ Oh. Dai non pensarci, passerà anche questo periodo. Domani un po’ di aria fresca ti aiuterà.</text:p>
      <text:p text:style-name="P51">- Speriamo… non ne posso più. Amore, vado a dormire perché sono sfinita. Ti chiamo domani quando atterro ok?</text:p>
      <text:p text:style-name="P51">+ Va bene, io stasera lavoro un po’ al curriculum. Buon viaggio, ti amo.</text:p>
      <text:p text:style-name="P51"/>
      <text:p text:style-name="pulsante">[Riaggancia]</text:p>
      <text:p text:style-name="P51">………………………………………………………….</text:p>
      <text:p text:style-name="P51"/>
      <text:h text:style-name="P181" text:outline-level="3">10. <text:span text:style-name="T1">(ottobre)</text:span></text:h>
      <text:p text:style-name="P119"><text:span text:style-name="T78">b. </text:span><text:span text:style-name="T85">[lui grosso successo con cliente importante; lei sta </text:span><text:span text:style-name="T48">peggio</text:span><text:span text:style-name="T85">, genitori contrari a farli uscire insieme;]</text:span></text:p>
      <text:p text:style-name="P26"/>
      <text:h text:style-name="P177" text:outline-level="3"/>
      <text:h text:style-name="P181" text:outline-level="3">11. <text:span text:style-name="T1">(novembre)</text:span></text:h>
      <text:p text:style-name="P20">b. [Lui a lavoro ok; lui senso di colpa per aver abb<text:span text:style-name="T140">a</text:span>nd<text:span text:style-name="T140">o</text:span>nato lei; sente mancanza di lei. ]</text:p>
      <text:p text:style-name="P26"/>
      <text:h text:style-name="P177" text:outline-level="3"/>
      <text:h text:style-name="P181" text:outline-level="3">12. <text:span text:style-name="T1">(dicembre)</text:span></text:h>
      <text:p text:style-name="P20">b. Lui riceve promozione a lavoro; lui porta fiori su tomba di padre; lui passa sotto casa di lei, la vede uscire mano nella mano con un altro. </text:p>
      <text:p text:style-name="P19"/>
      <text:h text:style-name="P176" text:outline-level="3"/>
      <text:h text:style-name="P180" text:outline-level="3">EPILOGO</text:h>
      <text:p text:style-name="P80">Ultimo balloon di Frankie</text:p>
      <text:p text:style-name="P80"/>
      <text:p text:style-name="P80"/>
      <text:p text:style-name="P81">&gt;&gt;&gt;PROMPT MESSAGGIO&lt;&lt;&lt;</text:p>
      <text:p text:style-name="P81"/>
      <text:p text:style-name="P80">testo della mail</text:p>
      <text:p text:style-name="P80"/>
      <text:p text:style-name="P80">[Invii l’e-mai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nux Biolinum G" svg:font-family="'Linux Biolinum G'" style:font-adornments="Norma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it" fo:country="IT" fo:font-style="normal" officeooo:rsid="0001f476" style:font-style-asian="normal" style:font-style-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style:contextual-spacing="false" fo:line-height="100%" style:page-number="auto">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ulsante" style:family="paragraph" style:parent-style-name="Standard" style:master-page-name="">
      <style:paragraph-properties style:page-number="auto">
        <style:tab-stops/>
      </style:paragraph-properties>
      <style:text-properties style:font-name="Linux Biolinum G" fo:font-family="'Linux Biolinum G'" style:font-style-name="Normale" style:font-pitch="variable" fo:language="it" fo:country="IT" style:text-underline-style="solid" style:text-underline-width="auto" style:text-underline-color="font-color" officeooo:rsid="001ed4fd" fo:background-color="#ddddd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azioni_20_particolari_3f_" style:display-name="interazioni particolari?" style:family="paragraph" style:parent-style-name="Standard" style:master-page-name="">
      <style:paragraph-properties style:page-number="auto">
        <style:tab-stops/>
      </style:paragraph-properties>
      <style:text-properties fo:color="#b2b2b2" loext:opacity="100%" fo:language="it" fo:country="IT" fo:font-style="italic" style:text-underline-style="none" fo:font-weight="bold" officeooo:rsid="001babd2"/>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0-10-04T00:48:06.083000000</dc:date>
    <meta:editing-duration>P1DT8H12M11S</meta:editing-duration>
    <meta:editing-cycles>51</meta:editing-cycles>
    <meta:document-statistic meta:table-count="0" meta:image-count="0" meta:object-count="0" meta:page-count="31" meta:paragraph-count="623" meta:word-count="7553" meta:character-count="41844" meta:non-whitespace-character-count="34668"/>
  </office:meta>
</office:document-meta>
</file>